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5-09-17 14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8264" calcext:value-type="float">
            <text:p>8.20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5-07-28 21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052" calcext:value-type="float">
            <text:p>7.9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5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4424" calcext:value-type="float">
            <text:p>7.96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5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5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0896" calcext:value-type="float">
            <text:p>7.9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5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0896" calcext:value-type="float">
            <text:p>7.9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5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3944" calcext:value-type="float">
            <text:p>7.9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5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3944" calcext:value-type="float">
            <text:p>7.9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5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6992" calcext:value-type="float">
            <text:p>7.9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5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2232" calcext:value-type="float">
            <text:p>7.9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5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9664" calcext:value-type="float">
            <text:p>7.9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5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5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5488" calcext:value-type="float">
            <text:p>8.09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5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1688" calcext:value-type="float">
            <text:p>8.17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5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5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9496" calcext:value-type="float">
            <text:p>8.1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5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2064" calcext:value-type="float">
            <text:p>8.1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5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5968" calcext:value-type="float">
            <text:p>8.12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5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9872" calcext:value-type="float">
            <text:p>8.1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5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3776" calcext:value-type="float">
            <text:p>8.1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5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3776" calcext:value-type="float">
            <text:p>8.1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5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244" calcext:value-type="float">
            <text:p>8.0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5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5488" calcext:value-type="float">
            <text:p>8.09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5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5488" calcext:value-type="float">
            <text:p>8.09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5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244" calcext:value-type="float">
            <text:p>8.0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5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3296" calcext:value-type="float">
            <text:p>8.08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5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5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0248" calcext:value-type="float">
            <text:p>8.08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5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6344" calcext:value-type="float">
            <text:p>8.08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244" calcext:value-type="float">
            <text:p>8.0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5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4632" calcext:value-type="float">
            <text:p>8.1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5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9016" calcext:value-type="float">
            <text:p>8.12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5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9496" calcext:value-type="float">
            <text:p>8.1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5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4736" calcext:value-type="float">
            <text:p>8.17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5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9976" calcext:value-type="float">
            <text:p>8.18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5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6072" calcext:value-type="float">
            <text:p>8.19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5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1688" calcext:value-type="float">
            <text:p>8.17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5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9496" calcext:value-type="float">
            <text:p>8.1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5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9496" calcext:value-type="float">
            <text:p>8.1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5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34" calcext:value-type="float">
            <text:p>8.1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5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34" calcext:value-type="float">
            <text:p>8.1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5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34" calcext:value-type="float">
            <text:p>8.1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5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34" calcext:value-type="float">
            <text:p>8.1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5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0352" calcext:value-type="float">
            <text:p>8.1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5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9016" calcext:value-type="float">
            <text:p>8.12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5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0728" calcext:value-type="float">
            <text:p>8.11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5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8536" calcext:value-type="float">
            <text:p>8.0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5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9392" calcext:value-type="float">
            <text:p>8.08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5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6344" calcext:value-type="float">
            <text:p>8.08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5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6344" calcext:value-type="float">
            <text:p>8.08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5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9392" calcext:value-type="float">
            <text:p>8.08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5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244" calcext:value-type="float">
            <text:p>8.0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5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5488" calcext:value-type="float">
            <text:p>8.09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5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5488" calcext:value-type="float">
            <text:p>8.09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5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244" calcext:value-type="float">
            <text:p>8.0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5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244" calcext:value-type="float">
            <text:p>8.0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5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244" calcext:value-type="float">
            <text:p>8.0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244" calcext:value-type="float">
            <text:p>8.0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5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244" calcext:value-type="float">
            <text:p>8.0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5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5488" calcext:value-type="float">
            <text:p>8.09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5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8536" calcext:value-type="float">
            <text:p>8.0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5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1584" calcext:value-type="float">
            <text:p>8.1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5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4632" calcext:value-type="float">
            <text:p>8.1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5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5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0728" calcext:value-type="float">
            <text:p>8.11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5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0728" calcext:value-type="float">
            <text:p>8.11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5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3776" calcext:value-type="float">
            <text:p>8.1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5-05-21 15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0728" calcext:value-type="float">
            <text:p>8.11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5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6824" calcext:value-type="float">
            <text:p>8.1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5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5968" calcext:value-type="float">
            <text:p>8.12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5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5968" calcext:value-type="float">
            <text:p>8.12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5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292" calcext:value-type="float">
            <text:p>8.1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5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3776" calcext:value-type="float">
            <text:p>8.1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5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6824" calcext:value-type="float">
            <text:p>8.1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5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6824" calcext:value-type="float">
            <text:p>8.1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5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9872" calcext:value-type="float">
            <text:p>8.1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5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292" calcext:value-type="float">
            <text:p>8.1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5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9016" calcext:value-type="float">
            <text:p>8.12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5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2064" calcext:value-type="float">
            <text:p>8.1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5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2064" calcext:value-type="float">
            <text:p>8.1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5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5112" calcext:value-type="float">
            <text:p>8.13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5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5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5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1208" calcext:value-type="float">
            <text:p>8.14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5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4256" calcext:value-type="float">
            <text:p>8.1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5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7304" calcext:value-type="float">
            <text:p>8.14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5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0352" calcext:value-type="float">
            <text:p>8.1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5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0352" calcext:value-type="float">
            <text:p>8.1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2544" calcext:value-type="float">
            <text:p>8.1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5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2544" calcext:value-type="float">
            <text:p>8.1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5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9496" calcext:value-type="float">
            <text:p>8.1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5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5592" calcext:value-type="float">
            <text:p>8.1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5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5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5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4736" calcext:value-type="float">
            <text:p>8.17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5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4736" calcext:value-type="float">
            <text:p>8.17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5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0832" calcext:value-type="float">
            <text:p>8.1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5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388" calcext:value-type="float">
            <text:p>8.18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5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9976" calcext:value-type="float">
            <text:p>8.18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5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3024" calcext:value-type="float">
            <text:p>8.1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5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2168" calcext:value-type="float">
            <text:p>8.2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5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5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8264" calcext:value-type="float">
            <text:p>8.20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5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1312" calcext:value-type="float">
            <text:p>8.21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5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7408" calcext:value-type="float">
            <text:p>8.21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5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6552" calcext:value-type="float">
            <text:p>8.22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5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5696" calcext:value-type="float">
            <text:p>8.2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5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484" calcext:value-type="float">
            <text:p>8.24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5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0936" calcext:value-type="float">
            <text:p>8.25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5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5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2272" calcext:value-type="float">
            <text:p>8.27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5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1416" calcext:value-type="float">
            <text:p>8.2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5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6656" calcext:value-type="float">
            <text:p>8.2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5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8848" calcext:value-type="float">
            <text:p>8.30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5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0184" calcext:value-type="float">
            <text:p>8.33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5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2376" calcext:value-type="float">
            <text:p>8.34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5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5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676" calcext:value-type="float">
            <text:p>8.36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8952" calcext:value-type="float">
            <text:p>8.37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5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1144" calcext:value-type="float">
            <text:p>8.39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5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0288" calcext:value-type="float">
            <text:p>8.40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5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9432" calcext:value-type="float">
            <text:p>8.40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5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1624" calcext:value-type="float">
            <text:p>8.42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5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3816" calcext:value-type="float">
            <text:p>8.43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5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9912" calcext:value-type="float">
            <text:p>8.43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5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5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2104" calcext:value-type="float">
            <text:p>8.45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5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82" calcext:value-type="float">
            <text:p>8.45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5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2104" calcext:value-type="float">
            <text:p>8.45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5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5152" calcext:value-type="float">
            <text:p>8.45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5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5152" calcext:value-type="float">
            <text:p>8.45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5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9056" calcext:value-type="float">
            <text:p>8.44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5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2104" calcext:value-type="float">
            <text:p>8.45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5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2104" calcext:value-type="float">
            <text:p>8.45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5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9912" calcext:value-type="float">
            <text:p>8.43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5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3816" calcext:value-type="float">
            <text:p>8.43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5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6864" calcext:value-type="float">
            <text:p>8.43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5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3816" calcext:value-type="float">
            <text:p>8.43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5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0768" calcext:value-type="float">
            <text:p>8.43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5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772" calcext:value-type="float">
            <text:p>8.42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5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9912" calcext:value-type="float">
            <text:p>8.43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5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2104" calcext:value-type="float">
            <text:p>8.45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5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5152" calcext:value-type="float">
            <text:p>8.45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5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82" calcext:value-type="float">
            <text:p>8.45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5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82" calcext:value-type="float">
            <text:p>8.45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5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2104" calcext:value-type="float">
            <text:p>8.45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5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2104" calcext:value-type="float">
            <text:p>8.45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5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5152" calcext:value-type="float">
            <text:p>8.45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5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2104" calcext:value-type="float">
            <text:p>8.45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9056" calcext:value-type="float">
            <text:p>8.44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5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6008" calcext:value-type="float">
            <text:p>8.44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5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6008" calcext:value-type="float">
            <text:p>8.44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5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5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9912" calcext:value-type="float">
            <text:p>8.43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5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6864" calcext:value-type="float">
            <text:p>8.43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5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6864" calcext:value-type="float">
            <text:p>8.43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5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6864" calcext:value-type="float">
            <text:p>8.43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5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6864" calcext:value-type="float">
            <text:p>8.43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5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3816" calcext:value-type="float">
            <text:p>8.43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5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0768" calcext:value-type="float">
            <text:p>8.43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5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0768" calcext:value-type="float">
            <text:p>8.43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5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4672" calcext:value-type="float">
            <text:p>8.42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5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8576" calcext:value-type="float">
            <text:p>8.41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5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1624" calcext:value-type="float">
            <text:p>8.42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5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1624" calcext:value-type="float">
            <text:p>8.42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5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5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5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5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9432" calcext:value-type="float">
            <text:p>8.40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5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6384" calcext:value-type="float">
            <text:p>8.40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5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6384" calcext:value-type="float">
            <text:p>8.40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5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3336" calcext:value-type="float">
            <text:p>8.40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5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0288" calcext:value-type="float">
            <text:p>8.40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5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3336" calcext:value-type="float">
            <text:p>8.40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5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724" calcext:value-type="float">
            <text:p>8.39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5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8096" calcext:value-type="float">
            <text:p>8.38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5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4192" calcext:value-type="float">
            <text:p>8.39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1144" calcext:value-type="float">
            <text:p>8.39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5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5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5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9808" calcext:value-type="float">
            <text:p>8.36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5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9808" calcext:value-type="float">
            <text:p>8.36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5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5904" calcext:value-type="float">
            <text:p>8.37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5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5904" calcext:value-type="float">
            <text:p>8.37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5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676" calcext:value-type="float">
            <text:p>8.36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5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676" calcext:value-type="float">
            <text:p>8.36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5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7616" calcext:value-type="float">
            <text:p>8.35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5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3712" calcext:value-type="float">
            <text:p>8.36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5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3712" calcext:value-type="float">
            <text:p>8.36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5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7616" calcext:value-type="float">
            <text:p>8.35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5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4568" calcext:value-type="float">
            <text:p>8.35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5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9328" calcext:value-type="float">
            <text:p>8.33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5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9328" calcext:value-type="float">
            <text:p>8.33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5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5424" calcext:value-type="float">
            <text:p>8.34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5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8472" calcext:value-type="float">
            <text:p>8.34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5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9328" calcext:value-type="float">
            <text:p>8.33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5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0184" calcext:value-type="float">
            <text:p>8.33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5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4088" calcext:value-type="float">
            <text:p>8.32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5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5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4088" calcext:value-type="float">
            <text:p>8.32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5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7136" calcext:value-type="float">
            <text:p>8.3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5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0184" calcext:value-type="float">
            <text:p>8.33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5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7136" calcext:value-type="float">
            <text:p>8.3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5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5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5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5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7992" calcext:value-type="float">
            <text:p>8.31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5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4944" calcext:value-type="float">
            <text:p>8.31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1896" calcext:value-type="float">
            <text:p>8.31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4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58" calcext:value-type="float">
            <text:p>8.3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4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1896" calcext:value-type="float">
            <text:p>8.31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4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7992" calcext:value-type="float">
            <text:p>8.31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4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4944" calcext:value-type="float">
            <text:p>8.31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4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7992" calcext:value-type="float">
            <text:p>8.31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4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7992" calcext:value-type="float">
            <text:p>8.31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4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7992" calcext:value-type="float">
            <text:p>8.31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4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4944" calcext:value-type="float">
            <text:p>8.31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4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8848" calcext:value-type="float">
            <text:p>8.30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4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1896" calcext:value-type="float">
            <text:p>8.31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4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8848" calcext:value-type="float">
            <text:p>8.30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4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2752" calcext:value-type="float">
            <text:p>8.3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4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2752" calcext:value-type="float">
            <text:p>8.3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4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9704" calcext:value-type="float">
            <text:p>8.29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4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4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7512" calcext:value-type="float">
            <text:p>8.28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4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6656" calcext:value-type="float">
            <text:p>8.2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4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9704" calcext:value-type="float">
            <text:p>8.29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4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6656" calcext:value-type="float">
            <text:p>8.2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4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7512" calcext:value-type="float">
            <text:p>8.28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4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4464" calcext:value-type="float">
            <text:p>8.2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4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4464" calcext:value-type="float">
            <text:p>8.2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4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1416" calcext:value-type="float">
            <text:p>8.2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4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4464" calcext:value-type="float">
            <text:p>8.2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4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4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3608" calcext:value-type="float">
            <text:p>8.29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4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4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3608" calcext:value-type="float">
            <text:p>8.29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4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6656" calcext:value-type="float">
            <text:p>8.2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4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6656" calcext:value-type="float">
            <text:p>8.2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6656" calcext:value-type="float">
            <text:p>8.2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4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9704" calcext:value-type="float">
            <text:p>8.29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4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2752" calcext:value-type="float">
            <text:p>8.3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4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8848" calcext:value-type="float">
            <text:p>8.30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4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4944" calcext:value-type="float">
            <text:p>8.31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4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7992" calcext:value-type="float">
            <text:p>8.31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4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4088" calcext:value-type="float">
            <text:p>8.32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4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3232" calcext:value-type="float">
            <text:p>8.33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4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9328" calcext:value-type="float">
            <text:p>8.33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4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2376" calcext:value-type="float">
            <text:p>8.34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4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7616" calcext:value-type="float">
            <text:p>8.35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4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0664" calcext:value-type="float">
            <text:p>8.36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4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9808" calcext:value-type="float">
            <text:p>8.36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4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9808" calcext:value-type="float">
            <text:p>8.36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4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5904" calcext:value-type="float">
            <text:p>8.37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4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5904" calcext:value-type="float">
            <text:p>8.37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4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2856" calcext:value-type="float">
            <text:p>8.37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4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5904" calcext:value-type="float">
            <text:p>8.37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4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4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8952" calcext:value-type="float">
            <text:p>8.37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4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676" calcext:value-type="float">
            <text:p>8.36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4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8952" calcext:value-type="float">
            <text:p>8.37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4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4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4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5048" calcext:value-type="float">
            <text:p>8.38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4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8952" calcext:value-type="float">
            <text:p>8.37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4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5904" calcext:value-type="float">
            <text:p>8.37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4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5904" calcext:value-type="float">
            <text:p>8.37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4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5904" calcext:value-type="float">
            <text:p>8.37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4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5904" calcext:value-type="float">
            <text:p>8.37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2856" calcext:value-type="float">
            <text:p>8.37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4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676" calcext:value-type="float">
            <text:p>8.36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4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3712" calcext:value-type="float">
            <text:p>8.36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4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7616" calcext:value-type="float">
            <text:p>8.35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4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7616" calcext:value-type="float">
            <text:p>8.35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4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7616" calcext:value-type="float">
            <text:p>8.35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4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4568" calcext:value-type="float">
            <text:p>8.35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4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0664" calcext:value-type="float">
            <text:p>8.36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4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8472" calcext:value-type="float">
            <text:p>8.34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4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2376" calcext:value-type="float">
            <text:p>8.34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4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2376" calcext:value-type="float">
            <text:p>8.34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4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9328" calcext:value-type="float">
            <text:p>8.33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4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9328" calcext:value-type="float">
            <text:p>8.33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4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628" calcext:value-type="float">
            <text:p>8.3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4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3232" calcext:value-type="float">
            <text:p>8.33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4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0184" calcext:value-type="float">
            <text:p>8.33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4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0184" calcext:value-type="float">
            <text:p>8.33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4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4088" calcext:value-type="float">
            <text:p>8.32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4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4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4944" calcext:value-type="float">
            <text:p>8.31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4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4944" calcext:value-type="float">
            <text:p>8.31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4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1896" calcext:value-type="float">
            <text:p>8.31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4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1896" calcext:value-type="float">
            <text:p>8.31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4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58" calcext:value-type="float">
            <text:p>8.3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4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2752" calcext:value-type="float">
            <text:p>8.3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4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2752" calcext:value-type="float">
            <text:p>8.3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4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6656" calcext:value-type="float">
            <text:p>8.2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4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9704" calcext:value-type="float">
            <text:p>8.29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4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6656" calcext:value-type="float">
            <text:p>8.2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4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4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7512" calcext:value-type="float">
            <text:p>8.28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4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7512" calcext:value-type="float">
            <text:p>8.28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4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4464" calcext:value-type="float">
            <text:p>8.2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4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4464" calcext:value-type="float">
            <text:p>8.2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4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4464" calcext:value-type="float">
            <text:p>8.2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4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1416" calcext:value-type="float">
            <text:p>8.2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4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8368" calcext:value-type="float">
            <text:p>8.27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4-09-23 20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8368" calcext:value-type="float">
            <text:p>8.27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4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4464" calcext:value-type="float">
            <text:p>8.2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4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4464" calcext:value-type="float">
            <text:p>8.2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4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1416" calcext:value-type="float">
            <text:p>8.2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4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1416" calcext:value-type="float">
            <text:p>8.2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4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1416" calcext:value-type="float">
            <text:p>8.2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4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1416" calcext:value-type="float">
            <text:p>8.2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4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1416" calcext:value-type="float">
            <text:p>8.2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4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8368" calcext:value-type="float">
            <text:p>8.27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4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8368" calcext:value-type="float">
            <text:p>8.27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4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2272" calcext:value-type="float">
            <text:p>8.27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4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9224" calcext:value-type="float">
            <text:p>8.26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4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7032" calcext:value-type="float">
            <text:p>8.25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4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484" calcext:value-type="float">
            <text:p>8.24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4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1792" calcext:value-type="float">
            <text:p>8.2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4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1792" calcext:value-type="float">
            <text:p>8.2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4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1792" calcext:value-type="float">
            <text:p>8.2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4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1792" calcext:value-type="float">
            <text:p>8.2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4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6552" calcext:value-type="float">
            <text:p>8.22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4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0456" calcext:value-type="float">
            <text:p>8.22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4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436" calcext:value-type="float">
            <text:p>8.2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4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7408" calcext:value-type="float">
            <text:p>8.21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4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7408" calcext:value-type="float">
            <text:p>8.21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436" calcext:value-type="float">
            <text:p>8.2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4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7408" calcext:value-type="float">
            <text:p>8.21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4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0456" calcext:value-type="float">
            <text:p>8.22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4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0456" calcext:value-type="float">
            <text:p>8.22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4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436" calcext:value-type="float">
            <text:p>8.2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4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436" calcext:value-type="float">
            <text:p>8.2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4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4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9976" calcext:value-type="float">
            <text:p>8.18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4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0832" calcext:value-type="float">
            <text:p>8.1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4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5592" calcext:value-type="float">
            <text:p>8.1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4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9496" calcext:value-type="float">
            <text:p>8.1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4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6448" calcext:value-type="float">
            <text:p>8.15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4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6448" calcext:value-type="float">
            <text:p>8.15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4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34" calcext:value-type="float">
            <text:p>8.1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4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0352" calcext:value-type="float">
            <text:p>8.1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4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7304" calcext:value-type="float">
            <text:p>8.14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4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7304" calcext:value-type="float">
            <text:p>8.14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4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0352" calcext:value-type="float">
            <text:p>8.1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4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4256" calcext:value-type="float">
            <text:p>8.1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4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5968" calcext:value-type="float">
            <text:p>8.12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4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4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8536" calcext:value-type="float">
            <text:p>8.0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4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8536" calcext:value-type="float">
            <text:p>8.0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4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6344" calcext:value-type="float">
            <text:p>8.08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4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244" calcext:value-type="float">
            <text:p>8.0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4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244" calcext:value-type="float">
            <text:p>8.0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4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5488" calcext:value-type="float">
            <text:p>8.09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4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5488" calcext:value-type="float">
            <text:p>8.09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4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8536" calcext:value-type="float">
            <text:p>8.0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4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8536" calcext:value-type="float">
            <text:p>8.0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4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1584" calcext:value-type="float">
            <text:p>8.1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1584" calcext:value-type="float">
            <text:p>8.1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4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8536" calcext:value-type="float">
            <text:p>8.0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4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5488" calcext:value-type="float">
            <text:p>8.09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4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244" calcext:value-type="float">
            <text:p>8.0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4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6344" calcext:value-type="float">
            <text:p>8.08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4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8056" calcext:value-type="float">
            <text:p>8.0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4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2816" calcext:value-type="float">
            <text:p>8.0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4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3672" calcext:value-type="float">
            <text:p>8.04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4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4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4528" calcext:value-type="float">
            <text:p>8.0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4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4528" calcext:value-type="float">
            <text:p>8.0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4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4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7952" calcext:value-type="float">
            <text:p>7.9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4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4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3568" calcext:value-type="float">
            <text:p>7.9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4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6616" calcext:value-type="float">
            <text:p>7.9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4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4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7952" calcext:value-type="float">
            <text:p>7.9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4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7096" calcext:value-type="float">
            <text:p>8.0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4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9288" calcext:value-type="float">
            <text:p>8.01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4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148" calcext:value-type="float">
            <text:p>8.0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4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4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8912" calcext:value-type="float">
            <text:p>8.05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4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4152" calcext:value-type="float">
            <text:p>8.07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4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5488" calcext:value-type="float">
            <text:p>8.09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4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6824" calcext:value-type="float">
            <text:p>8.1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4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9016" calcext:value-type="float">
            <text:p>8.12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4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4256" calcext:value-type="float">
            <text:p>8.1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4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0352" calcext:value-type="float">
            <text:p>8.1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4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2544" calcext:value-type="float">
            <text:p>8.1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4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1688" calcext:value-type="float">
            <text:p>8.17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7784" calcext:value-type="float">
            <text:p>8.17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4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7784" calcext:value-type="float">
            <text:p>8.17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4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0832" calcext:value-type="float">
            <text:p>8.1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4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388" calcext:value-type="float">
            <text:p>8.18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4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6928" calcext:value-type="float">
            <text:p>8.18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4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3024" calcext:value-type="float">
            <text:p>8.1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4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4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5216" calcext:value-type="float">
            <text:p>8.2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4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1312" calcext:value-type="float">
            <text:p>8.21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4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0456" calcext:value-type="float">
            <text:p>8.22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4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6552" calcext:value-type="float">
            <text:p>8.22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4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6552" calcext:value-type="float">
            <text:p>8.22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4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0456" calcext:value-type="float">
            <text:p>8.22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4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0456" calcext:value-type="float">
            <text:p>8.22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4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8264" calcext:value-type="float">
            <text:p>8.20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4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5216" calcext:value-type="float">
            <text:p>8.2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4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8264" calcext:value-type="float">
            <text:p>8.20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4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436" calcext:value-type="float">
            <text:p>8.2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4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7408" calcext:value-type="float">
            <text:p>8.21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4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3504" calcext:value-type="float">
            <text:p>8.22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4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2648" calcext:value-type="float">
            <text:p>8.23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4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8744" calcext:value-type="float">
            <text:p>8.23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4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7888" calcext:value-type="float">
            <text:p>8.24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4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7032" calcext:value-type="float">
            <text:p>8.25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4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9224" calcext:value-type="float">
            <text:p>8.26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4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8368" calcext:value-type="float">
            <text:p>8.27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4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3608" calcext:value-type="float">
            <text:p>8.29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4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8848" calcext:value-type="float">
            <text:p>8.30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4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4088" calcext:value-type="float">
            <text:p>8.32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4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2376" calcext:value-type="float">
            <text:p>8.34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7616" calcext:value-type="float">
            <text:p>8.35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4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8952" calcext:value-type="float">
            <text:p>8.37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4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724" calcext:value-type="float">
            <text:p>8.39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4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5528" calcext:value-type="float">
            <text:p>8.41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4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6864" calcext:value-type="float">
            <text:p>8.43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4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9056" calcext:value-type="float">
            <text:p>8.44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4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5152" calcext:value-type="float">
            <text:p>8.45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4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7344" calcext:value-type="float">
            <text:p>8.46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4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4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9536" calcext:value-type="float">
            <text:p>8.47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4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868" calcext:value-type="float">
            <text:p>8.48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4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7824" calcext:value-type="float">
            <text:p>8.49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4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0872" calcext:value-type="float">
            <text:p>8.50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4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6968" calcext:value-type="float">
            <text:p>8.50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4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3064" calcext:value-type="float">
            <text:p>8.51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4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916" calcext:value-type="float">
            <text:p>8.51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4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8304" calcext:value-type="float">
            <text:p>8.52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4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4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3544" calcext:value-type="float">
            <text:p>8.54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4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2688" calcext:value-type="float">
            <text:p>8.55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4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1832" calcext:value-type="float">
            <text:p>8.56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4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0976" calcext:value-type="float">
            <text:p>8.57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4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012" calcext:value-type="float">
            <text:p>8.58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4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9264" calcext:value-type="float">
            <text:p>8.58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4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1456" calcext:value-type="float">
            <text:p>8.60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4-05-06 14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1456" calcext:value-type="float">
            <text:p>8.60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4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3648" calcext:value-type="float">
            <text:p>8.61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4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9744" calcext:value-type="float">
            <text:p>8.61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4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8888" calcext:value-type="float">
            <text:p>8.62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4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8032" calcext:value-type="float">
            <text:p>8.63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4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108" calcext:value-type="float">
            <text:p>8.64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7176" calcext:value-type="float">
            <text:p>8.64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4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3272" calcext:value-type="float">
            <text:p>8.65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4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9368" calcext:value-type="float">
            <text:p>8.65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4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9368" calcext:value-type="float">
            <text:p>8.65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4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5464" calcext:value-type="float">
            <text:p>8.66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4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8512" calcext:value-type="float">
            <text:p>8.66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4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156" calcext:value-type="float">
            <text:p>8.67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4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4608" calcext:value-type="float">
            <text:p>8.67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4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0704" calcext:value-type="float">
            <text:p>8.68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4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3752" calcext:value-type="float">
            <text:p>8.68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4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9848" calcext:value-type="float">
            <text:p>8.68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4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2896" calcext:value-type="float">
            <text:p>8.69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4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8992" calcext:value-type="float">
            <text:p>8.69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4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8992" calcext:value-type="float">
            <text:p>8.69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4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8136" calcext:value-type="float">
            <text:p>8.70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4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8136" calcext:value-type="float">
            <text:p>8.70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4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204" calcext:value-type="float">
            <text:p>8.70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4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5088" calcext:value-type="float">
            <text:p>8.70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4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8136" calcext:value-type="float">
            <text:p>8.70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4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4232" calcext:value-type="float">
            <text:p>8.71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4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728" calcext:value-type="float">
            <text:p>8.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4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0328" calcext:value-type="float">
            <text:p>8.72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4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3376" calcext:value-type="float">
            <text:p>8.72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4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9472" calcext:value-type="float">
            <text:p>8.72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4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5568" calcext:value-type="float">
            <text:p>8.73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4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5568" calcext:value-type="float">
            <text:p>8.73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4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1664" calcext:value-type="float">
            <text:p>8.74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4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1664" calcext:value-type="float">
            <text:p>8.74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4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1664" calcext:value-type="float">
            <text:p>8.74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4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4712" calcext:value-type="float">
            <text:p>8.74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4712" calcext:value-type="float">
            <text:p>8.74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4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1664" calcext:value-type="float">
            <text:p>8.74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4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1664" calcext:value-type="float">
            <text:p>8.74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4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1664" calcext:value-type="float">
            <text:p>8.74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4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1664" calcext:value-type="float">
            <text:p>8.74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4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1664" calcext:value-type="float">
            <text:p>8.74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4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1664" calcext:value-type="float">
            <text:p>8.74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4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1664" calcext:value-type="float">
            <text:p>8.74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4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1664" calcext:value-type="float">
            <text:p>8.74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4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8616" calcext:value-type="float">
            <text:p>8.73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4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1664" calcext:value-type="float">
            <text:p>8.74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4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8616" calcext:value-type="float">
            <text:p>8.73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4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8616" calcext:value-type="float">
            <text:p>8.73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4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5568" calcext:value-type="float">
            <text:p>8.73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4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5568" calcext:value-type="float">
            <text:p>8.73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4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5568" calcext:value-type="float">
            <text:p>8.73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4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5568" calcext:value-type="float">
            <text:p>8.73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4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8616" calcext:value-type="float">
            <text:p>8.73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4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8616" calcext:value-type="float">
            <text:p>8.73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4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5568" calcext:value-type="float">
            <text:p>8.73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4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5568" calcext:value-type="float">
            <text:p>8.73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4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5568" calcext:value-type="float">
            <text:p>8.73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4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5568" calcext:value-type="float">
            <text:p>8.73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4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8616" calcext:value-type="float">
            <text:p>8.73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4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8616" calcext:value-type="float">
            <text:p>8.73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4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8616" calcext:value-type="float">
            <text:p>8.73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4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8616" calcext:value-type="float">
            <text:p>8.73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4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1664" calcext:value-type="float">
            <text:p>8.74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4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1664" calcext:value-type="float">
            <text:p>8.74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4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8616" calcext:value-type="float">
            <text:p>8.73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4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1664" calcext:value-type="float">
            <text:p>8.74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1664" calcext:value-type="float">
            <text:p>8.74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4712" calcext:value-type="float">
            <text:p>8.74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4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4712" calcext:value-type="float">
            <text:p>8.74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4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1664" calcext:value-type="float">
            <text:p>8.74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4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4712" calcext:value-type="float">
            <text:p>8.74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4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1664" calcext:value-type="float">
            <text:p>8.74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4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4712" calcext:value-type="float">
            <text:p>8.74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4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4712" calcext:value-type="float">
            <text:p>8.74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4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776" calcext:value-type="float">
            <text:p>8.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4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776" calcext:value-type="float">
            <text:p>8.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4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776" calcext:value-type="float">
            <text:p>8.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4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0808" calcext:value-type="float">
            <text:p>8.75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4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0808" calcext:value-type="float">
            <text:p>8.75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4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3856" calcext:value-type="float">
            <text:p>8.75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4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3856" calcext:value-type="float">
            <text:p>8.75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4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6904" calcext:value-type="float">
            <text:p>8.75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4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6904" calcext:value-type="float">
            <text:p>8.75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4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9952" calcext:value-type="float">
            <text:p>8.75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4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3" calcext:value-type="float">
            <text:p>8.7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4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3" calcext:value-type="float">
            <text:p>8.7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4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6048" calcext:value-type="float">
            <text:p>8.76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4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6048" calcext:value-type="float">
            <text:p>8.76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4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9096" calcext:value-type="float">
            <text:p>8.76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4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2144" calcext:value-type="float">
            <text:p>8.77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4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2144" calcext:value-type="float">
            <text:p>8.77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4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5192" calcext:value-type="float">
            <text:p>8.77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4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824" calcext:value-type="float">
            <text:p>8.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4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1288" calcext:value-type="float">
            <text:p>8.78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4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4336" calcext:value-type="float">
            <text:p>8.78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4-01-31 15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4336" calcext:value-type="float">
            <text:p>8.78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4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4336" calcext:value-type="float">
            <text:p>8.78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4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4336" calcext:value-type="float">
            <text:p>8.78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4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4336" calcext:value-type="float">
            <text:p>8.78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4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7384" calcext:value-type="float">
            <text:p>8.78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4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4336" calcext:value-type="float">
            <text:p>8.78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4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4336" calcext:value-type="float">
            <text:p>8.78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4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7384" calcext:value-type="float">
            <text:p>8.78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4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4336" calcext:value-type="float">
            <text:p>8.78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4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4336" calcext:value-type="float">
            <text:p>8.78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4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4336" calcext:value-type="float">
            <text:p>8.78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4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4336" calcext:value-type="float">
            <text:p>8.78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4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4336" calcext:value-type="float">
            <text:p>8.78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4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1288" calcext:value-type="float">
            <text:p>8.78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4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1288" calcext:value-type="float">
            <text:p>8.78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4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1288" calcext:value-type="float">
            <text:p>8.78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4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4336" calcext:value-type="float">
            <text:p>8.78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4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1288" calcext:value-type="float">
            <text:p>8.78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4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1288" calcext:value-type="float">
            <text:p>8.78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4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1288" calcext:value-type="float">
            <text:p>8.78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4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1288" calcext:value-type="float">
            <text:p>8.78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4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1288" calcext:value-type="float">
            <text:p>8.78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4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824" calcext:value-type="float">
            <text:p>8.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4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1288" calcext:value-type="float">
            <text:p>8.78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4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1288" calcext:value-type="float">
            <text:p>8.78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4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824" calcext:value-type="float">
            <text:p>8.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4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1288" calcext:value-type="float">
            <text:p>8.78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4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1288" calcext:value-type="float">
            <text:p>8.78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4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1288" calcext:value-type="float">
            <text:p>8.78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4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1288" calcext:value-type="float">
            <text:p>8.78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4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1288" calcext:value-type="float">
            <text:p>8.78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1288" calcext:value-type="float">
            <text:p>8.78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3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824" calcext:value-type="float">
            <text:p>8.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3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824" calcext:value-type="float">
            <text:p>8.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3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824" calcext:value-type="float">
            <text:p>8.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3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1288" calcext:value-type="float">
            <text:p>8.78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3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1288" calcext:value-type="float">
            <text:p>8.78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3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824" calcext:value-type="float">
            <text:p>8.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3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1288" calcext:value-type="float">
            <text:p>8.78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3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1288" calcext:value-type="float">
            <text:p>8.78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3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824" calcext:value-type="float">
            <text:p>8.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3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1288" calcext:value-type="float">
            <text:p>8.78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3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824" calcext:value-type="float">
            <text:p>8.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3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824" calcext:value-type="float">
            <text:p>8.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3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824" calcext:value-type="float">
            <text:p>8.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3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824" calcext:value-type="float">
            <text:p>8.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3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824" calcext:value-type="float">
            <text:p>8.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3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824" calcext:value-type="float">
            <text:p>8.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3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824" calcext:value-type="float">
            <text:p>8.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3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824" calcext:value-type="float">
            <text:p>8.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3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824" calcext:value-type="float">
            <text:p>8.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3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824" calcext:value-type="float">
            <text:p>8.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3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824" calcext:value-type="float">
            <text:p>8.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3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824" calcext:value-type="float">
            <text:p>8.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3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824" calcext:value-type="float">
            <text:p>8.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3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824" calcext:value-type="float">
            <text:p>8.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3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1288" calcext:value-type="float">
            <text:p>8.78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3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824" calcext:value-type="float">
            <text:p>8.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3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1288" calcext:value-type="float">
            <text:p>8.78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3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824" calcext:value-type="float">
            <text:p>8.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3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1288" calcext:value-type="float">
            <text:p>8.78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3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1288" calcext:value-type="float">
            <text:p>8.78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1288" calcext:value-type="float">
            <text:p>8.78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3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1288" calcext:value-type="float">
            <text:p>8.78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3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4336" calcext:value-type="float">
            <text:p>8.78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3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4336" calcext:value-type="float">
            <text:p>8.78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3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4336" calcext:value-type="float">
            <text:p>8.78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3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7384" calcext:value-type="float">
            <text:p>8.78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3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7384" calcext:value-type="float">
            <text:p>8.78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3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7384" calcext:value-type="float">
            <text:p>8.78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3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7384" calcext:value-type="float">
            <text:p>8.78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3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0432" calcext:value-type="float">
            <text:p>8.79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3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348" calcext:value-type="float">
            <text:p>8.79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3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348" calcext:value-type="float">
            <text:p>8.79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3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348" calcext:value-type="float">
            <text:p>8.79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3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6528" calcext:value-type="float">
            <text:p>8.79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3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6528" calcext:value-type="float">
            <text:p>8.79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3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9576" calcext:value-type="float">
            <text:p>8.79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3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9576" calcext:value-type="float">
            <text:p>8.79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3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2624" calcext:value-type="float">
            <text:p>8.80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3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5672" calcext:value-type="float">
            <text:p>8.80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3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5672" calcext:value-type="float">
            <text:p>8.80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3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872" calcext:value-type="float">
            <text:p>8.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3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1768" calcext:value-type="float">
            <text:p>8.81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3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1768" calcext:value-type="float">
            <text:p>8.81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3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4816" calcext:value-type="float">
            <text:p>8.81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3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7864" calcext:value-type="float">
            <text:p>8.81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3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0912" calcext:value-type="float">
            <text:p>8.82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3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396" calcext:value-type="float">
            <text:p>8.82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3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7008" calcext:value-type="float">
            <text:p>8.82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3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0056" calcext:value-type="float">
            <text:p>8.83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3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3104" calcext:value-type="float">
            <text:p>8.83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6152" calcext:value-type="float">
            <text:p>8.83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3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3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2248" calcext:value-type="float">
            <text:p>8.84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3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5296" calcext:value-type="float">
            <text:p>8.84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3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8344" calcext:value-type="float">
            <text:p>8.84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3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8344" calcext:value-type="float">
            <text:p>8.84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3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1392" calcext:value-type="float">
            <text:p>8.85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3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7488" calcext:value-type="float">
            <text:p>8.85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3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7488" calcext:value-type="float">
            <text:p>8.85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3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7488" calcext:value-type="float">
            <text:p>8.85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3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7488" calcext:value-type="float">
            <text:p>8.85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3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0536" calcext:value-type="float">
            <text:p>8.86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3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3584" calcext:value-type="float">
            <text:p>8.86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3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3584" calcext:value-type="float">
            <text:p>8.86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3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6632" calcext:value-type="float">
            <text:p>8.86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3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968" calcext:value-type="float">
            <text:p>8.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3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2728" calcext:value-type="float">
            <text:p>8.87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3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5776" calcext:value-type="float">
            <text:p>8.87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3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8824" calcext:value-type="float">
            <text:p>8.87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3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8824" calcext:value-type="float">
            <text:p>8.87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3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1872" calcext:value-type="float">
            <text:p>8.88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3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1872" calcext:value-type="float">
            <text:p>8.88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3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492" calcext:value-type="float">
            <text:p>8.88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3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7968" calcext:value-type="float">
            <text:p>8.8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3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1016" calcext:value-type="float">
            <text:p>8.89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3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4064" calcext:value-type="float">
            <text:p>8.89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3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7112" calcext:value-type="float">
            <text:p>8.89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3-10-04 13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016" calcext:value-type="float">
            <text:p>8.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3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6256" calcext:value-type="float">
            <text:p>8.90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3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9304" calcext:value-type="float">
            <text:p>8.90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3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2352" calcext:value-type="float">
            <text:p>8.91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8448" calcext:value-type="float">
            <text:p>8.91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3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1496" calcext:value-type="float">
            <text:p>8.92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3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4544" calcext:value-type="float">
            <text:p>8.92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3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7592" calcext:value-type="float">
            <text:p>8.92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3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064" calcext:value-type="float">
            <text:p>8.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3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3688" calcext:value-type="float">
            <text:p>8.93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3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3688" calcext:value-type="float">
            <text:p>8.93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3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3688" calcext:value-type="float">
            <text:p>8.93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3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3688" calcext:value-type="float">
            <text:p>8.93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3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3688" calcext:value-type="float">
            <text:p>8.93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3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064" calcext:value-type="float">
            <text:p>8.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3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7592" calcext:value-type="float">
            <text:p>8.92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3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1496" calcext:value-type="float">
            <text:p>8.92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3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8448" calcext:value-type="float">
            <text:p>8.91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3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54" calcext:value-type="float">
            <text:p>8.9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3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6256" calcext:value-type="float">
            <text:p>8.90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3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016" calcext:value-type="float">
            <text:p>8.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3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7112" calcext:value-type="float">
            <text:p>8.89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3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4064" calcext:value-type="float">
            <text:p>8.89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3-09-11 21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1016" calcext:value-type="float">
            <text:p>8.89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3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7968" calcext:value-type="float">
            <text:p>8.8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3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492" calcext:value-type="float">
            <text:p>8.88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3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8824" calcext:value-type="float">
            <text:p>8.87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3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968" calcext:value-type="float">
            <text:p>8.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3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0536" calcext:value-type="float">
            <text:p>8.86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3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444" calcext:value-type="float">
            <text:p>8.85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3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1392" calcext:value-type="float">
            <text:p>8.85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3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5296" calcext:value-type="float">
            <text:p>8.84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3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6152" calcext:value-type="float">
            <text:p>8.83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3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7008" calcext:value-type="float">
            <text:p>8.82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7864" calcext:value-type="float">
            <text:p>8.81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3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1768" calcext:value-type="float">
            <text:p>8.81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3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5672" calcext:value-type="float">
            <text:p>8.80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3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9576" calcext:value-type="float">
            <text:p>8.79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3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6528" calcext:value-type="float">
            <text:p>8.79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3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0432" calcext:value-type="float">
            <text:p>8.79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3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7384" calcext:value-type="float">
            <text:p>8.78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3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1288" calcext:value-type="float">
            <text:p>8.78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3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9096" calcext:value-type="float">
            <text:p>8.76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3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9952" calcext:value-type="float">
            <text:p>8.75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3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3856" calcext:value-type="float">
            <text:p>8.75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3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0808" calcext:value-type="float">
            <text:p>8.75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3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8616" calcext:value-type="float">
            <text:p>8.73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3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5568" calcext:value-type="float">
            <text:p>8.73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3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3376" calcext:value-type="float">
            <text:p>8.72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3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6424" calcext:value-type="float">
            <text:p>8.72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3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6424" calcext:value-type="float">
            <text:p>8.72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3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9472" calcext:value-type="float">
            <text:p>8.72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3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9472" calcext:value-type="float">
            <text:p>8.72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3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6424" calcext:value-type="float">
            <text:p>8.72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3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6424" calcext:value-type="float">
            <text:p>8.72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3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4232" calcext:value-type="float">
            <text:p>8.71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3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8136" calcext:value-type="float">
            <text:p>8.70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3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5944" calcext:value-type="float">
            <text:p>8.69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3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3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4608" calcext:value-type="float">
            <text:p>8.67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3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2416" calcext:value-type="float">
            <text:p>8.66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3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3272" calcext:value-type="float">
            <text:p>8.65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3-08-03 13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8032" calcext:value-type="float">
            <text:p>8.63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3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8032" calcext:value-type="float">
            <text:p>8.63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3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2792" calcext:value-type="float">
            <text:p>8.62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9744" calcext:value-type="float">
            <text:p>8.61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3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2792" calcext:value-type="float">
            <text:p>8.62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3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2792" calcext:value-type="float">
            <text:p>8.62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3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3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8888" calcext:value-type="float">
            <text:p>8.62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3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2792" calcext:value-type="float">
            <text:p>8.62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3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9744" calcext:value-type="float">
            <text:p>8.61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3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3648" calcext:value-type="float">
            <text:p>8.61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3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4504" calcext:value-type="float">
            <text:p>8.60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3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8408" calcext:value-type="float">
            <text:p>8.59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3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3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6216" calcext:value-type="float">
            <text:p>8.58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3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012" calcext:value-type="float">
            <text:p>8.58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3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0976" calcext:value-type="float">
            <text:p>8.57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3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1832" calcext:value-type="float">
            <text:p>8.56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3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964" calcext:value-type="float">
            <text:p>8.54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3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964" calcext:value-type="float">
            <text:p>8.54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3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6592" calcext:value-type="float">
            <text:p>8.54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3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3544" calcext:value-type="float">
            <text:p>8.54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3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3544" calcext:value-type="float">
            <text:p>8.54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3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7448" calcext:value-type="float">
            <text:p>8.53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3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5256" calcext:value-type="float">
            <text:p>8.52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3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0016" calcext:value-type="float">
            <text:p>8.51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3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7824" calcext:value-type="float">
            <text:p>8.49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3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2584" calcext:value-type="float">
            <text:p>8.48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3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0392" calcext:value-type="float">
            <text:p>8.47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3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4296" calcext:value-type="float">
            <text:p>8.46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3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2104" calcext:value-type="float">
            <text:p>8.45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3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6864" calcext:value-type="float">
            <text:p>8.43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3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1624" calcext:value-type="float">
            <text:p>8.42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3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9432" calcext:value-type="float">
            <text:p>8.40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0288" calcext:value-type="float">
            <text:p>8.40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3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8096" calcext:value-type="float">
            <text:p>8.38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3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5904" calcext:value-type="float">
            <text:p>8.37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3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0664" calcext:value-type="float">
            <text:p>8.36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3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4568" calcext:value-type="float">
            <text:p>8.35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3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8472" calcext:value-type="float">
            <text:p>8.34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3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8472" calcext:value-type="float">
            <text:p>8.34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3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5424" calcext:value-type="float">
            <text:p>8.34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3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3232" calcext:value-type="float">
            <text:p>8.33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3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3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58" calcext:value-type="float">
            <text:p>8.3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3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6656" calcext:value-type="float">
            <text:p>8.2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3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1416" calcext:value-type="float">
            <text:p>8.2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3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9224" calcext:value-type="float">
            <text:p>8.26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3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7032" calcext:value-type="float">
            <text:p>8.25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3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7888" calcext:value-type="float">
            <text:p>8.24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3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1792" calcext:value-type="float">
            <text:p>8.2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3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1792" calcext:value-type="float">
            <text:p>8.2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3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8744" calcext:value-type="float">
            <text:p>8.23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3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5696" calcext:value-type="float">
            <text:p>8.2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3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3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1312" calcext:value-type="float">
            <text:p>8.21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3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3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3024" calcext:value-type="float">
            <text:p>8.1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3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7784" calcext:value-type="float">
            <text:p>8.17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3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5592" calcext:value-type="float">
            <text:p>8.1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3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6448" calcext:value-type="float">
            <text:p>8.15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3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1208" calcext:value-type="float">
            <text:p>8.14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3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5968" calcext:value-type="float">
            <text:p>8.12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3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3776" calcext:value-type="float">
            <text:p>8.1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1584" calcext:value-type="float">
            <text:p>8.1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3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0248" calcext:value-type="float">
            <text:p>8.08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3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4152" calcext:value-type="float">
            <text:p>8.07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3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196" calcext:value-type="float">
            <text:p>8.06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3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3672" calcext:value-type="float">
            <text:p>8.04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3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4528" calcext:value-type="float">
            <text:p>8.0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3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4528" calcext:value-type="float">
            <text:p>8.0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3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2336" calcext:value-type="float">
            <text:p>8.0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3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0144" calcext:value-type="float">
            <text:p>8.0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3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7096" calcext:value-type="float">
            <text:p>8.0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3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4048" calcext:value-type="float">
            <text:p>8.0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3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1" calcext:value-type="float">
            <text:p>8.0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3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3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6616" calcext:value-type="float">
            <text:p>7.9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3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9664" calcext:value-type="float">
            <text:p>7.9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3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9664" calcext:value-type="float">
            <text:p>7.9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3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3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8808" calcext:value-type="float">
            <text:p>7.9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3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3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2712" calcext:value-type="float">
            <text:p>7.98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3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2712" calcext:value-type="float">
            <text:p>7.98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3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3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8808" calcext:value-type="float">
            <text:p>7.9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3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3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3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8808" calcext:value-type="float">
            <text:p>7.9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3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8808" calcext:value-type="float">
            <text:p>7.9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3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8808" calcext:value-type="float">
            <text:p>7.9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3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1856" calcext:value-type="float">
            <text:p>7.9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3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1856" calcext:value-type="float">
            <text:p>7.9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3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8808" calcext:value-type="float">
            <text:p>7.9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1856" calcext:value-type="float">
            <text:p>7.9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3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4904" calcext:value-type="float">
            <text:p>7.9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3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1" calcext:value-type="float">
            <text:p>8.0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3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7096" calcext:value-type="float">
            <text:p>8.0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3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3192" calcext:value-type="float">
            <text:p>8.0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3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3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2336" calcext:value-type="float">
            <text:p>8.0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3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5384" calcext:value-type="float">
            <text:p>8.0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3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148" calcext:value-type="float">
            <text:p>8.0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3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3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5864" calcext:value-type="float">
            <text:p>8.05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3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8056" calcext:value-type="float">
            <text:p>8.0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3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196" calcext:value-type="float">
            <text:p>8.06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3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8056" calcext:value-type="float">
            <text:p>8.0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3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0248" calcext:value-type="float">
            <text:p>8.08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3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244" calcext:value-type="float">
            <text:p>8.0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3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3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9872" calcext:value-type="float">
            <text:p>8.1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3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5112" calcext:value-type="float">
            <text:p>8.13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3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0352" calcext:value-type="float">
            <text:p>8.1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3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5592" calcext:value-type="float">
            <text:p>8.1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3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388" calcext:value-type="float">
            <text:p>8.18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3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2168" calcext:value-type="float">
            <text:p>8.2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3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0456" calcext:value-type="float">
            <text:p>8.22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3-04-06 17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3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0936" calcext:value-type="float">
            <text:p>8.25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3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6176" calcext:value-type="float">
            <text:p>8.26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3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8368" calcext:value-type="float">
            <text:p>8.27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3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3608" calcext:value-type="float">
            <text:p>8.29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3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58" calcext:value-type="float">
            <text:p>8.3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1896" calcext:value-type="float">
            <text:p>8.31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3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7992" calcext:value-type="float">
            <text:p>8.31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3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7136" calcext:value-type="float">
            <text:p>8.3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3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3232" calcext:value-type="float">
            <text:p>8.33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3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9328" calcext:value-type="float">
            <text:p>8.33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3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5424" calcext:value-type="float">
            <text:p>8.34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3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8472" calcext:value-type="float">
            <text:p>8.34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3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0664" calcext:value-type="float">
            <text:p>8.36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3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9808" calcext:value-type="float">
            <text:p>8.36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3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2856" calcext:value-type="float">
            <text:p>8.37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3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3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5048" calcext:value-type="float">
            <text:p>8.38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3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4192" calcext:value-type="float">
            <text:p>8.39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3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0288" calcext:value-type="float">
            <text:p>8.40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3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6384" calcext:value-type="float">
            <text:p>8.40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3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9432" calcext:value-type="float">
            <text:p>8.40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3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5528" calcext:value-type="float">
            <text:p>8.41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3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1624" calcext:value-type="float">
            <text:p>8.42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3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4672" calcext:value-type="float">
            <text:p>8.42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3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0768" calcext:value-type="float">
            <text:p>8.43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3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6864" calcext:value-type="float">
            <text:p>8.43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3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3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2104" calcext:value-type="float">
            <text:p>8.45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3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82" calcext:value-type="float">
            <text:p>8.45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3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4296" calcext:value-type="float">
            <text:p>8.46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3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7344" calcext:value-type="float">
            <text:p>8.46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3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6488" calcext:value-type="float">
            <text:p>8.47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3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2584" calcext:value-type="float">
            <text:p>8.48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3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4776" calcext:value-type="float">
            <text:p>8.49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3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7824" calcext:value-type="float">
            <text:p>8.49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3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0872" calcext:value-type="float">
            <text:p>8.50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6968" calcext:value-type="float">
            <text:p>8.50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3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3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6968" calcext:value-type="float">
            <text:p>8.50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3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0016" calcext:value-type="float">
            <text:p>8.51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3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0016" calcext:value-type="float">
            <text:p>8.51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3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0016" calcext:value-type="float">
            <text:p>8.51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3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0016" calcext:value-type="float">
            <text:p>8.51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3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6968" calcext:value-type="float">
            <text:p>8.50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3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6968" calcext:value-type="float">
            <text:p>8.50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3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6968" calcext:value-type="float">
            <text:p>8.50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3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6968" calcext:value-type="float">
            <text:p>8.50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3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0016" calcext:value-type="float">
            <text:p>8.51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3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0016" calcext:value-type="float">
            <text:p>8.51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3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3064" calcext:value-type="float">
            <text:p>8.51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3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0016" calcext:value-type="float">
            <text:p>8.51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3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0016" calcext:value-type="float">
            <text:p>8.51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3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0016" calcext:value-type="float">
            <text:p>8.51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3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0016" calcext:value-type="float">
            <text:p>8.51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3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3064" calcext:value-type="float">
            <text:p>8.51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3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3064" calcext:value-type="float">
            <text:p>8.51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3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3064" calcext:value-type="float">
            <text:p>8.51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3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3064" calcext:value-type="float">
            <text:p>8.51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3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3064" calcext:value-type="float">
            <text:p>8.51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3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6112" calcext:value-type="float">
            <text:p>8.51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3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6112" calcext:value-type="float">
            <text:p>8.51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3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916" calcext:value-type="float">
            <text:p>8.51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3-02-02 17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6112" calcext:value-type="float">
            <text:p>8.51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3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6112" calcext:value-type="float">
            <text:p>8.51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916" calcext:value-type="float">
            <text:p>8.51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3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916" calcext:value-type="float">
            <text:p>8.51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3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2208" calcext:value-type="float">
            <text:p>8.52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3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2208" calcext:value-type="float">
            <text:p>8.52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3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2208" calcext:value-type="float">
            <text:p>8.52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3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5256" calcext:value-type="float">
            <text:p>8.52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3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5256" calcext:value-type="float">
            <text:p>8.52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3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8304" calcext:value-type="float">
            <text:p>8.52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3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1352" calcext:value-type="float">
            <text:p>8.53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3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3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7448" calcext:value-type="float">
            <text:p>8.53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3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7448" calcext:value-type="float">
            <text:p>8.53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3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0496" calcext:value-type="float">
            <text:p>8.54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3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3544" calcext:value-type="float">
            <text:p>8.54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3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3544" calcext:value-type="float">
            <text:p>8.54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3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6592" calcext:value-type="float">
            <text:p>8.54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3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6592" calcext:value-type="float">
            <text:p>8.54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3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6592" calcext:value-type="float">
            <text:p>8.54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3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964" calcext:value-type="float">
            <text:p>8.54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3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964" calcext:value-type="float">
            <text:p>8.54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3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964" calcext:value-type="float">
            <text:p>8.54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3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2688" calcext:value-type="float">
            <text:p>8.55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3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2688" calcext:value-type="float">
            <text:p>8.55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3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2688" calcext:value-type="float">
            <text:p>8.55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3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5736" calcext:value-type="float">
            <text:p>8.55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3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5736" calcext:value-type="float">
            <text:p>8.55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3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5736" calcext:value-type="float">
            <text:p>8.55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3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5736" calcext:value-type="float">
            <text:p>8.55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3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5736" calcext:value-type="float">
            <text:p>8.55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3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8784" calcext:value-type="float">
            <text:p>8.55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3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8784" calcext:value-type="float">
            <text:p>8.55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8784" calcext:value-type="float">
            <text:p>8.55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2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8784" calcext:value-type="float">
            <text:p>8.55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2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8784" calcext:value-type="float">
            <text:p>8.55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2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8784" calcext:value-type="float">
            <text:p>8.55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2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8784" calcext:value-type="float">
            <text:p>8.55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2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1832" calcext:value-type="float">
            <text:p>8.56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2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8784" calcext:value-type="float">
            <text:p>8.55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2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1832" calcext:value-type="float">
            <text:p>8.56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2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1832" calcext:value-type="float">
            <text:p>8.56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2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1832" calcext:value-type="float">
            <text:p>8.56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2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2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7928" calcext:value-type="float">
            <text:p>8.56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2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7928" calcext:value-type="float">
            <text:p>8.56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2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7928" calcext:value-type="float">
            <text:p>8.56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2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2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2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2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7928" calcext:value-type="float">
            <text:p>8.56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2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7928" calcext:value-type="float">
            <text:p>8.56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2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7928" calcext:value-type="float">
            <text:p>8.56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2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2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2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2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2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2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2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2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2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7928" calcext:value-type="float">
            <text:p>8.56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2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2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2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2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2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7928" calcext:value-type="float">
            <text:p>8.56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2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7928" calcext:value-type="float">
            <text:p>8.56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2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0976" calcext:value-type="float">
            <text:p>8.57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2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0976" calcext:value-type="float">
            <text:p>8.57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2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0976" calcext:value-type="float">
            <text:p>8.57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2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4024" calcext:value-type="float">
            <text:p>8.57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2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4024" calcext:value-type="float">
            <text:p>8.57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2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7072" calcext:value-type="float">
            <text:p>8.57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2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7072" calcext:value-type="float">
            <text:p>8.57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2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012" calcext:value-type="float">
            <text:p>8.58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2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3168" calcext:value-type="float">
            <text:p>8.58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2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6216" calcext:value-type="float">
            <text:p>8.58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2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6216" calcext:value-type="float">
            <text:p>8.58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2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9264" calcext:value-type="float">
            <text:p>8.58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2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2312" calcext:value-type="float">
            <text:p>8.59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2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2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1456" calcext:value-type="float">
            <text:p>8.60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2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1456" calcext:value-type="float">
            <text:p>8.60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2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7552" calcext:value-type="float">
            <text:p>8.60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2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3648" calcext:value-type="float">
            <text:p>8.61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2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6696" calcext:value-type="float">
            <text:p>8.61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2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6696" calcext:value-type="float">
            <text:p>8.61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2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6696" calcext:value-type="float">
            <text:p>8.61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2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9744" calcext:value-type="float">
            <text:p>8.61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2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6696" calcext:value-type="float">
            <text:p>8.61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2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6696" calcext:value-type="float">
            <text:p>8.61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2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6696" calcext:value-type="float">
            <text:p>8.61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3648" calcext:value-type="float">
            <text:p>8.61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2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06" calcext:value-type="float">
            <text:p>8.61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2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3648" calcext:value-type="float">
            <text:p>8.61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2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06" calcext:value-type="float">
            <text:p>8.61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2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06" calcext:value-type="float">
            <text:p>8.61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2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06" calcext:value-type="float">
            <text:p>8.61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2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06" calcext:value-type="float">
            <text:p>8.61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2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7552" calcext:value-type="float">
            <text:p>8.60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2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06" calcext:value-type="float">
            <text:p>8.61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2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7552" calcext:value-type="float">
            <text:p>8.60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2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4504" calcext:value-type="float">
            <text:p>8.60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2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4504" calcext:value-type="float">
            <text:p>8.60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2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4504" calcext:value-type="float">
            <text:p>8.60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2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4504" calcext:value-type="float">
            <text:p>8.60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2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4504" calcext:value-type="float">
            <text:p>8.60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2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4504" calcext:value-type="float">
            <text:p>8.60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2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4504" calcext:value-type="float">
            <text:p>8.60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2-10-14 15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7552" calcext:value-type="float">
            <text:p>8.60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2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06" calcext:value-type="float">
            <text:p>8.61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2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06" calcext:value-type="float">
            <text:p>8.61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2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3648" calcext:value-type="float">
            <text:p>8.61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2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6696" calcext:value-type="float">
            <text:p>8.61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2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6696" calcext:value-type="float">
            <text:p>8.61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2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9744" calcext:value-type="float">
            <text:p>8.61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2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2792" calcext:value-type="float">
            <text:p>8.62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2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2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2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8888" calcext:value-type="float">
            <text:p>8.62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2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1936" calcext:value-type="float">
            <text:p>8.63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2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1936" calcext:value-type="float">
            <text:p>8.63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2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6696" calcext:value-type="float">
            <text:p>8.61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2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7552" calcext:value-type="float">
            <text:p>8.60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2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06" calcext:value-type="float">
            <text:p>8.61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2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06" calcext:value-type="float">
            <text:p>8.61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2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06" calcext:value-type="float">
            <text:p>8.61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2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6696" calcext:value-type="float">
            <text:p>8.61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2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9744" calcext:value-type="float">
            <text:p>8.61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2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2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4984" calcext:value-type="float">
            <text:p>8.63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2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8032" calcext:value-type="float">
            <text:p>8.63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2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4128" calcext:value-type="float">
            <text:p>8.64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2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7176" calcext:value-type="float">
            <text:p>8.64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2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3272" calcext:value-type="float">
            <text:p>8.65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2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9368" calcext:value-type="float">
            <text:p>8.65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2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8512" calcext:value-type="float">
            <text:p>8.66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2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7656" calcext:value-type="float">
            <text:p>8.67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2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9848" calcext:value-type="float">
            <text:p>8.68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2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204" calcext:value-type="float">
            <text:p>8.70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2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8136" calcext:value-type="float">
            <text:p>8.70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2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4232" calcext:value-type="float">
            <text:p>8.71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2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728" calcext:value-type="float">
            <text:p>8.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2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728" calcext:value-type="float">
            <text:p>8.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2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4232" calcext:value-type="float">
            <text:p>8.71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2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8992" calcext:value-type="float">
            <text:p>8.69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2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8992" calcext:value-type="float">
            <text:p>8.69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2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5088" calcext:value-type="float">
            <text:p>8.70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2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8136" calcext:value-type="float">
            <text:p>8.70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2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4232" calcext:value-type="float">
            <text:p>8.71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2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1184" calcext:value-type="float">
            <text:p>8.71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2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2896" calcext:value-type="float">
            <text:p>8.69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2896" calcext:value-type="float">
            <text:p>8.69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2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8992" calcext:value-type="float">
            <text:p>8.69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2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5088" calcext:value-type="float">
            <text:p>8.70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2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4232" calcext:value-type="float">
            <text:p>8.71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2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728" calcext:value-type="float">
            <text:p>8.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2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728" calcext:value-type="float">
            <text:p>8.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2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728" calcext:value-type="float">
            <text:p>8.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2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728" calcext:value-type="float">
            <text:p>8.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2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1184" calcext:value-type="float">
            <text:p>8.71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2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8992" calcext:value-type="float">
            <text:p>8.69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2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5944" calcext:value-type="float">
            <text:p>8.69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2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2896" calcext:value-type="float">
            <text:p>8.69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2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9848" calcext:value-type="float">
            <text:p>8.68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2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3752" calcext:value-type="float">
            <text:p>8.68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2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0704" calcext:value-type="float">
            <text:p>8.68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2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156" calcext:value-type="float">
            <text:p>8.67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2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2416" calcext:value-type="float">
            <text:p>8.66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2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3272" calcext:value-type="float">
            <text:p>8.65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2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4128" calcext:value-type="float">
            <text:p>8.64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2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108" calcext:value-type="float">
            <text:p>8.64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2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8032" calcext:value-type="float">
            <text:p>8.63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2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2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6696" calcext:value-type="float">
            <text:p>8.61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2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3648" calcext:value-type="float">
            <text:p>8.61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2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06" calcext:value-type="float">
            <text:p>8.61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2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7552" calcext:value-type="float">
            <text:p>8.60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2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1456" calcext:value-type="float">
            <text:p>8.60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2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2312" calcext:value-type="float">
            <text:p>8.59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2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3168" calcext:value-type="float">
            <text:p>8.58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2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0976" calcext:value-type="float">
            <text:p>8.57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2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7928" calcext:value-type="float">
            <text:p>8.56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6592" calcext:value-type="float">
            <text:p>8.54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2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6592" calcext:value-type="float">
            <text:p>8.54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2-07-29 17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0496" calcext:value-type="float">
            <text:p>8.54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2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7448" calcext:value-type="float">
            <text:p>8.53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2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5256" calcext:value-type="float">
            <text:p>8.52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2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6112" calcext:value-type="float">
            <text:p>8.51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2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6112" calcext:value-type="float">
            <text:p>8.51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2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3064" calcext:value-type="float">
            <text:p>8.51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2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5256" calcext:value-type="float">
            <text:p>8.52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2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6968" calcext:value-type="float">
            <text:p>8.50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2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7824" calcext:value-type="float">
            <text:p>8.49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2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868" calcext:value-type="float">
            <text:p>8.48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2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6488" calcext:value-type="float">
            <text:p>8.47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2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1248" calcext:value-type="float">
            <text:p>8.46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2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9056" calcext:value-type="float">
            <text:p>8.44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2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2104" calcext:value-type="float">
            <text:p>8.45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2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1248" calcext:value-type="float">
            <text:p>8.46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2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5152" calcext:value-type="float">
            <text:p>8.45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2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2104" calcext:value-type="float">
            <text:p>8.45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2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2104" calcext:value-type="float">
            <text:p>8.45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2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9912" calcext:value-type="float">
            <text:p>8.43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2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0768" calcext:value-type="float">
            <text:p>8.43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2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1624" calcext:value-type="float">
            <text:p>8.42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2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5528" calcext:value-type="float">
            <text:p>8.41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2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1144" calcext:value-type="float">
            <text:p>8.39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2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9808" calcext:value-type="float">
            <text:p>8.36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2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3712" calcext:value-type="float">
            <text:p>8.36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2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676" calcext:value-type="float">
            <text:p>8.36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2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676" calcext:value-type="float">
            <text:p>8.36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2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9808" calcext:value-type="float">
            <text:p>8.36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2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3712" calcext:value-type="float">
            <text:p>8.36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4568" calcext:value-type="float">
            <text:p>8.35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2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5424" calcext:value-type="float">
            <text:p>8.34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2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628" calcext:value-type="float">
            <text:p>8.3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2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4944" calcext:value-type="float">
            <text:p>8.31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2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58" calcext:value-type="float">
            <text:p>8.3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2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8848" calcext:value-type="float">
            <text:p>8.30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2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8848" calcext:value-type="float">
            <text:p>8.30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2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1896" calcext:value-type="float">
            <text:p>8.31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2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58" calcext:value-type="float">
            <text:p>8.3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2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58" calcext:value-type="float">
            <text:p>8.3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2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58" calcext:value-type="float">
            <text:p>8.3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2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2752" calcext:value-type="float">
            <text:p>8.3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2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8848" calcext:value-type="float">
            <text:p>8.30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2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1896" calcext:value-type="float">
            <text:p>8.31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2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7992" calcext:value-type="float">
            <text:p>8.31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2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2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4088" calcext:value-type="float">
            <text:p>8.32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2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628" calcext:value-type="float">
            <text:p>8.3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2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3232" calcext:value-type="float">
            <text:p>8.33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2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628" calcext:value-type="float">
            <text:p>8.3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2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5424" calcext:value-type="float">
            <text:p>8.34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2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8472" calcext:value-type="float">
            <text:p>8.34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2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2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2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2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4568" calcext:value-type="float">
            <text:p>8.35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2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4568" calcext:value-type="float">
            <text:p>8.35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2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4568" calcext:value-type="float">
            <text:p>8.35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2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8472" calcext:value-type="float">
            <text:p>8.34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2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628" calcext:value-type="float">
            <text:p>8.3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4088" calcext:value-type="float">
            <text:p>8.32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2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4088" calcext:value-type="float">
            <text:p>8.32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2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4088" calcext:value-type="float">
            <text:p>8.32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2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4088" calcext:value-type="float">
            <text:p>8.32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2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2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2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4088" calcext:value-type="float">
            <text:p>8.32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2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4088" calcext:value-type="float">
            <text:p>8.32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2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4088" calcext:value-type="float">
            <text:p>8.32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2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4088" calcext:value-type="float">
            <text:p>8.32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2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4088" calcext:value-type="float">
            <text:p>8.32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2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2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4088" calcext:value-type="float">
            <text:p>8.32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2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7992" calcext:value-type="float">
            <text:p>8.31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2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2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7992" calcext:value-type="float">
            <text:p>8.31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2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2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2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4088" calcext:value-type="float">
            <text:p>8.32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2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2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4088" calcext:value-type="float">
            <text:p>8.32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2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7136" calcext:value-type="float">
            <text:p>8.3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2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0184" calcext:value-type="float">
            <text:p>8.33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2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7136" calcext:value-type="float">
            <text:p>8.3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2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7136" calcext:value-type="float">
            <text:p>8.3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2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7136" calcext:value-type="float">
            <text:p>8.3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2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0184" calcext:value-type="float">
            <text:p>8.33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2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0184" calcext:value-type="float">
            <text:p>8.33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2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0184" calcext:value-type="float">
            <text:p>8.33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2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3232" calcext:value-type="float">
            <text:p>8.33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2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0184" calcext:value-type="float">
            <text:p>8.33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3232" calcext:value-type="float">
            <text:p>8.33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2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628" calcext:value-type="float">
            <text:p>8.3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2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9328" calcext:value-type="float">
            <text:p>8.33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2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2376" calcext:value-type="float">
            <text:p>8.34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2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5424" calcext:value-type="float">
            <text:p>8.34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2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5424" calcext:value-type="float">
            <text:p>8.34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2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5424" calcext:value-type="float">
            <text:p>8.34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2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5424" calcext:value-type="float">
            <text:p>8.34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2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4568" calcext:value-type="float">
            <text:p>8.35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2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4568" calcext:value-type="float">
            <text:p>8.35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2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7616" calcext:value-type="float">
            <text:p>8.35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2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0664" calcext:value-type="float">
            <text:p>8.36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2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3712" calcext:value-type="float">
            <text:p>8.36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2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676" calcext:value-type="float">
            <text:p>8.36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2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9808" calcext:value-type="float">
            <text:p>8.36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2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2856" calcext:value-type="float">
            <text:p>8.37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2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8952" calcext:value-type="float">
            <text:p>8.37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2-04-13 22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5904" calcext:value-type="float">
            <text:p>8.37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2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4192" calcext:value-type="float">
            <text:p>8.39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2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3336" calcext:value-type="float">
            <text:p>8.40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2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9432" calcext:value-type="float">
            <text:p>8.40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2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5528" calcext:value-type="float">
            <text:p>8.41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2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1624" calcext:value-type="float">
            <text:p>8.42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2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4672" calcext:value-type="float">
            <text:p>8.42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2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9912" calcext:value-type="float">
            <text:p>8.43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2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2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6008" calcext:value-type="float">
            <text:p>8.44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2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5152" calcext:value-type="float">
            <text:p>8.45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2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82" calcext:value-type="float">
            <text:p>8.45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2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1248" calcext:value-type="float">
            <text:p>8.46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1248" calcext:value-type="float">
            <text:p>8.46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2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4296" calcext:value-type="float">
            <text:p>8.46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2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6488" calcext:value-type="float">
            <text:p>8.47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2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9536" calcext:value-type="float">
            <text:p>8.47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2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5632" calcext:value-type="float">
            <text:p>8.48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2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1728" calcext:value-type="float">
            <text:p>8.49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2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7824" calcext:value-type="float">
            <text:p>8.49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2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2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0016" calcext:value-type="float">
            <text:p>8.51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2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2208" calcext:value-type="float">
            <text:p>8.52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2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2208" calcext:value-type="float">
            <text:p>8.52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2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5256" calcext:value-type="float">
            <text:p>8.52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2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2208" calcext:value-type="float">
            <text:p>8.52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2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2208" calcext:value-type="float">
            <text:p>8.52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2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2208" calcext:value-type="float">
            <text:p>8.52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2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3064" calcext:value-type="float">
            <text:p>8.51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2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3064" calcext:value-type="float">
            <text:p>8.51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2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3064" calcext:value-type="float">
            <text:p>8.51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2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6968" calcext:value-type="float">
            <text:p>8.50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2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0872" calcext:value-type="float">
            <text:p>8.50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2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7824" calcext:value-type="float">
            <text:p>8.49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2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2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0016" calcext:value-type="float">
            <text:p>8.51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2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916" calcext:value-type="float">
            <text:p>8.51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2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8304" calcext:value-type="float">
            <text:p>8.52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2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7448" calcext:value-type="float">
            <text:p>8.53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2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0496" calcext:value-type="float">
            <text:p>8.54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2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0496" calcext:value-type="float">
            <text:p>8.54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2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0496" calcext:value-type="float">
            <text:p>8.54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2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7448" calcext:value-type="float">
            <text:p>8.53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2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8304" calcext:value-type="float">
            <text:p>8.52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2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1352" calcext:value-type="float">
            <text:p>8.53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2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5256" calcext:value-type="float">
            <text:p>8.52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2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5256" calcext:value-type="float">
            <text:p>8.52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2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2208" calcext:value-type="float">
            <text:p>8.52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2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2208" calcext:value-type="float">
            <text:p>8.52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2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916" calcext:value-type="float">
            <text:p>8.51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2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3064" calcext:value-type="float">
            <text:p>8.51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2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3064" calcext:value-type="float">
            <text:p>8.51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2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0016" calcext:value-type="float">
            <text:p>8.51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2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6968" calcext:value-type="float">
            <text:p>8.50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2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6968" calcext:value-type="float">
            <text:p>8.50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2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0016" calcext:value-type="float">
            <text:p>8.51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2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7824" calcext:value-type="float">
            <text:p>8.49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2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2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0872" calcext:value-type="float">
            <text:p>8.50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2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7824" calcext:value-type="float">
            <text:p>8.49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2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4776" calcext:value-type="float">
            <text:p>8.49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2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868" calcext:value-type="float">
            <text:p>8.48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2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5632" calcext:value-type="float">
            <text:p>8.48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2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2584" calcext:value-type="float">
            <text:p>8.48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2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5632" calcext:value-type="float">
            <text:p>8.48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2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2584" calcext:value-type="float">
            <text:p>8.48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2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9536" calcext:value-type="float">
            <text:p>8.47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2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9536" calcext:value-type="float">
            <text:p>8.47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2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6488" calcext:value-type="float">
            <text:p>8.47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2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6488" calcext:value-type="float">
            <text:p>8.47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2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0392" calcext:value-type="float">
            <text:p>8.47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4296" calcext:value-type="float">
            <text:p>8.46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2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4296" calcext:value-type="float">
            <text:p>8.46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2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1248" calcext:value-type="float">
            <text:p>8.46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2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1248" calcext:value-type="float">
            <text:p>8.46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2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82" calcext:value-type="float">
            <text:p>8.45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2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2104" calcext:value-type="float">
            <text:p>8.45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2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82" calcext:value-type="float">
            <text:p>8.45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2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5152" calcext:value-type="float">
            <text:p>8.45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2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2104" calcext:value-type="float">
            <text:p>8.45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2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9056" calcext:value-type="float">
            <text:p>8.44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2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9056" calcext:value-type="float">
            <text:p>8.44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2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9056" calcext:value-type="float">
            <text:p>8.44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2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6008" calcext:value-type="float">
            <text:p>8.44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2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6864" calcext:value-type="float">
            <text:p>8.43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2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3816" calcext:value-type="float">
            <text:p>8.43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2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3816" calcext:value-type="float">
            <text:p>8.43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2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6864" calcext:value-type="float">
            <text:p>8.43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2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3816" calcext:value-type="float">
            <text:p>8.43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2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772" calcext:value-type="float">
            <text:p>8.42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2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4672" calcext:value-type="float">
            <text:p>8.42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2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4672" calcext:value-type="float">
            <text:p>8.42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2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4672" calcext:value-type="float">
            <text:p>8.42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2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1624" calcext:value-type="float">
            <text:p>8.42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2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5528" calcext:value-type="float">
            <text:p>8.41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2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5528" calcext:value-type="float">
            <text:p>8.41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2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5528" calcext:value-type="float">
            <text:p>8.41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2-01-05 18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9432" calcext:value-type="float">
            <text:p>8.40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2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6384" calcext:value-type="float">
            <text:p>8.40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2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9432" calcext:value-type="float">
            <text:p>8.40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2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9432" calcext:value-type="float">
            <text:p>8.40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2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9432" calcext:value-type="float">
            <text:p>8.40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1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3336" calcext:value-type="float">
            <text:p>8.40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1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6384" calcext:value-type="float">
            <text:p>8.40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1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0288" calcext:value-type="float">
            <text:p>8.40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1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0288" calcext:value-type="float">
            <text:p>8.40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1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724" calcext:value-type="float">
            <text:p>8.39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1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724" calcext:value-type="float">
            <text:p>8.39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1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1144" calcext:value-type="float">
            <text:p>8.39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1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8096" calcext:value-type="float">
            <text:p>8.38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1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8096" calcext:value-type="float">
            <text:p>8.38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1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5048" calcext:value-type="float">
            <text:p>8.38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1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5048" calcext:value-type="float">
            <text:p>8.38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1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1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1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8952" calcext:value-type="float">
            <text:p>8.37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1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5904" calcext:value-type="float">
            <text:p>8.37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1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676" calcext:value-type="float">
            <text:p>8.36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1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9808" calcext:value-type="float">
            <text:p>8.36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1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9808" calcext:value-type="float">
            <text:p>8.36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1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3712" calcext:value-type="float">
            <text:p>8.36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1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0664" calcext:value-type="float">
            <text:p>8.36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1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0664" calcext:value-type="float">
            <text:p>8.36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1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7616" calcext:value-type="float">
            <text:p>8.35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1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4568" calcext:value-type="float">
            <text:p>8.35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1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1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1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5424" calcext:value-type="float">
            <text:p>8.34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1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5424" calcext:value-type="float">
            <text:p>8.34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1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2376" calcext:value-type="float">
            <text:p>8.34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1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2376" calcext:value-type="float">
            <text:p>8.34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1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3232" calcext:value-type="float">
            <text:p>8.33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628" calcext:value-type="float">
            <text:p>8.3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1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0184" calcext:value-type="float">
            <text:p>8.33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1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0184" calcext:value-type="float">
            <text:p>8.33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1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4088" calcext:value-type="float">
            <text:p>8.32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1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4088" calcext:value-type="float">
            <text:p>8.32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1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4088" calcext:value-type="float">
            <text:p>8.32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1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1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7992" calcext:value-type="float">
            <text:p>8.31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1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4944" calcext:value-type="float">
            <text:p>8.31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1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1896" calcext:value-type="float">
            <text:p>8.31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1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8848" calcext:value-type="float">
            <text:p>8.30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1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8848" calcext:value-type="float">
            <text:p>8.30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1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8848" calcext:value-type="float">
            <text:p>8.30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1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2752" calcext:value-type="float">
            <text:p>8.3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1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9704" calcext:value-type="float">
            <text:p>8.29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1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9704" calcext:value-type="float">
            <text:p>8.29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1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6656" calcext:value-type="float">
            <text:p>8.2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1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1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7512" calcext:value-type="float">
            <text:p>8.28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1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1416" calcext:value-type="float">
            <text:p>8.2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1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4464" calcext:value-type="float">
            <text:p>8.2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1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4464" calcext:value-type="float">
            <text:p>8.2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1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4464" calcext:value-type="float">
            <text:p>8.2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1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8368" calcext:value-type="float">
            <text:p>8.27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1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532" calcext:value-type="float">
            <text:p>8.2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1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532" calcext:value-type="float">
            <text:p>8.2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1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532" calcext:value-type="float">
            <text:p>8.2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1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2272" calcext:value-type="float">
            <text:p>8.27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1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2272" calcext:value-type="float">
            <text:p>8.27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1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6176" calcext:value-type="float">
            <text:p>8.26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3128" calcext:value-type="float">
            <text:p>8.26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1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7032" calcext:value-type="float">
            <text:p>8.25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1-10-29 18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3984" calcext:value-type="float">
            <text:p>8.2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1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3984" calcext:value-type="float">
            <text:p>8.2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1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3984" calcext:value-type="float">
            <text:p>8.2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1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0936" calcext:value-type="float">
            <text:p>8.25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1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0936" calcext:value-type="float">
            <text:p>8.25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1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7888" calcext:value-type="float">
            <text:p>8.24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1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484" calcext:value-type="float">
            <text:p>8.24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1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1792" calcext:value-type="float">
            <text:p>8.2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1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1792" calcext:value-type="float">
            <text:p>8.2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1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8744" calcext:value-type="float">
            <text:p>8.23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1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5696" calcext:value-type="float">
            <text:p>8.2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1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5696" calcext:value-type="float">
            <text:p>8.2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1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2648" calcext:value-type="float">
            <text:p>8.23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1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1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1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3504" calcext:value-type="float">
            <text:p>8.22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1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3504" calcext:value-type="float">
            <text:p>8.22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1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0456" calcext:value-type="float">
            <text:p>8.22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1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436" calcext:value-type="float">
            <text:p>8.2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1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1312" calcext:value-type="float">
            <text:p>8.21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1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1312" calcext:value-type="float">
            <text:p>8.21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1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8264" calcext:value-type="float">
            <text:p>8.20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1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8264" calcext:value-type="float">
            <text:p>8.20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1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1312" calcext:value-type="float">
            <text:p>8.21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1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436" calcext:value-type="float">
            <text:p>8.2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1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1312" calcext:value-type="float">
            <text:p>8.21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1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5216" calcext:value-type="float">
            <text:p>8.2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1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2168" calcext:value-type="float">
            <text:p>8.2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1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5216" calcext:value-type="float">
            <text:p>8.2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2168" calcext:value-type="float">
            <text:p>8.2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1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1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3024" calcext:value-type="float">
            <text:p>8.1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1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388" calcext:value-type="float">
            <text:p>8.18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1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4736" calcext:value-type="float">
            <text:p>8.17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1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7784" calcext:value-type="float">
            <text:p>8.17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1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4736" calcext:value-type="float">
            <text:p>8.17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1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4736" calcext:value-type="float">
            <text:p>8.17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1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0832" calcext:value-type="float">
            <text:p>8.1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1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0832" calcext:value-type="float">
            <text:p>8.1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1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1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1688" calcext:value-type="float">
            <text:p>8.17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1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7784" calcext:value-type="float">
            <text:p>8.17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1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7784" calcext:value-type="float">
            <text:p>8.17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1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5592" calcext:value-type="float">
            <text:p>8.1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1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5592" calcext:value-type="float">
            <text:p>8.1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1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2544" calcext:value-type="float">
            <text:p>8.1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1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5592" calcext:value-type="float">
            <text:p>8.1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1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5592" calcext:value-type="float">
            <text:p>8.1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1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0352" calcext:value-type="float">
            <text:p>8.1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1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34" calcext:value-type="float">
            <text:p>8.1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1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34" calcext:value-type="float">
            <text:p>8.1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1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34" calcext:value-type="float">
            <text:p>8.1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1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7304" calcext:value-type="float">
            <text:p>8.14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1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4256" calcext:value-type="float">
            <text:p>8.1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1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1208" calcext:value-type="float">
            <text:p>8.14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1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4256" calcext:value-type="float">
            <text:p>8.1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1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34" calcext:value-type="float">
            <text:p>8.1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1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6448" calcext:value-type="float">
            <text:p>8.15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1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9496" calcext:value-type="float">
            <text:p>8.1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7304" calcext:value-type="float">
            <text:p>8.14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1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34" calcext:value-type="float">
            <text:p>8.1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1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6448" calcext:value-type="float">
            <text:p>8.15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1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2544" calcext:value-type="float">
            <text:p>8.1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1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1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4736" calcext:value-type="float">
            <text:p>8.17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1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0832" calcext:value-type="float">
            <text:p>8.1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1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6928" calcext:value-type="float">
            <text:p>8.18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1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388" calcext:value-type="float">
            <text:p>8.18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1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0832" calcext:value-type="float">
            <text:p>8.1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1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1688" calcext:value-type="float">
            <text:p>8.17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1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1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34" calcext:value-type="float">
            <text:p>8.1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1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1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292" calcext:value-type="float">
            <text:p>8.1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1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4632" calcext:value-type="float">
            <text:p>8.1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1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0728" calcext:value-type="float">
            <text:p>8.11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1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9872" calcext:value-type="float">
            <text:p>8.1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1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5968" calcext:value-type="float">
            <text:p>8.12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1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5112" calcext:value-type="float">
            <text:p>8.13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1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4256" calcext:value-type="float">
            <text:p>8.1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1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5592" calcext:value-type="float">
            <text:p>8.1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1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2168" calcext:value-type="float">
            <text:p>8.2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1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3504" calcext:value-type="float">
            <text:p>8.22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1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1792" calcext:value-type="float">
            <text:p>8.2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1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6552" calcext:value-type="float">
            <text:p>8.22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1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436" calcext:value-type="float">
            <text:p>8.2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1-08-04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2168" calcext:value-type="float">
            <text:p>8.2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1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3024" calcext:value-type="float">
            <text:p>8.1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1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0832" calcext:value-type="float">
            <text:p>8.1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1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388" calcext:value-type="float">
            <text:p>8.18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0832" calcext:value-type="float">
            <text:p>8.1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1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6928" calcext:value-type="float">
            <text:p>8.18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1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6928" calcext:value-type="float">
            <text:p>8.18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1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9976" calcext:value-type="float">
            <text:p>8.18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1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9976" calcext:value-type="float">
            <text:p>8.18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1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0832" calcext:value-type="float">
            <text:p>8.1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1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5592" calcext:value-type="float">
            <text:p>8.1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1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0352" calcext:value-type="float">
            <text:p>8.1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1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1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292" calcext:value-type="float">
            <text:p>8.1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1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1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244" calcext:value-type="float">
            <text:p>8.0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1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0248" calcext:value-type="float">
            <text:p>8.08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1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9392" calcext:value-type="float">
            <text:p>8.08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1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8536" calcext:value-type="float">
            <text:p>8.0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1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6824" calcext:value-type="float">
            <text:p>8.1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1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1208" calcext:value-type="float">
            <text:p>8.14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1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0352" calcext:value-type="float">
            <text:p>8.1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1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1208" calcext:value-type="float">
            <text:p>8.14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1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6824" calcext:value-type="float">
            <text:p>8.1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1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1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3776" calcext:value-type="float">
            <text:p>8.1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1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6824" calcext:value-type="float">
            <text:p>8.1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1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6824" calcext:value-type="float">
            <text:p>8.1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1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292" calcext:value-type="float">
            <text:p>8.1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1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5968" calcext:value-type="float">
            <text:p>8.12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1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292" calcext:value-type="float">
            <text:p>8.1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1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3776" calcext:value-type="float">
            <text:p>8.1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1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1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6824" calcext:value-type="float">
            <text:p>8.1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1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292" calcext:value-type="float">
            <text:p>8.1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2064" calcext:value-type="float">
            <text:p>8.1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1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7304" calcext:value-type="float">
            <text:p>8.14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1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1688" calcext:value-type="float">
            <text:p>8.17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1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3024" calcext:value-type="float">
            <text:p>8.1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1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5216" calcext:value-type="float">
            <text:p>8.2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1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8264" calcext:value-type="float">
            <text:p>8.20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1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436" calcext:value-type="float">
            <text:p>8.2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1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8264" calcext:value-type="float">
            <text:p>8.20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1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8264" calcext:value-type="float">
            <text:p>8.20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1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5216" calcext:value-type="float">
            <text:p>8.2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1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2168" calcext:value-type="float">
            <text:p>8.2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1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5216" calcext:value-type="float">
            <text:p>8.2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1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2168" calcext:value-type="float">
            <text:p>8.2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1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2168" calcext:value-type="float">
            <text:p>8.2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1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3024" calcext:value-type="float">
            <text:p>8.1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1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3024" calcext:value-type="float">
            <text:p>8.1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1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6928" calcext:value-type="float">
            <text:p>8.18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1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6928" calcext:value-type="float">
            <text:p>8.18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1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388" calcext:value-type="float">
            <text:p>8.18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1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388" calcext:value-type="float">
            <text:p>8.18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1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388" calcext:value-type="float">
            <text:p>8.18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1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4736" calcext:value-type="float">
            <text:p>8.17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1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5592" calcext:value-type="float">
            <text:p>8.1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1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6448" calcext:value-type="float">
            <text:p>8.15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1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4256" calcext:value-type="float">
            <text:p>8.1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1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9016" calcext:value-type="float">
            <text:p>8.12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1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9872" calcext:value-type="float">
            <text:p>8.1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1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9872" calcext:value-type="float">
            <text:p>8.1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1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6824" calcext:value-type="float">
            <text:p>8.1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1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292" calcext:value-type="float">
            <text:p>8.1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9016" calcext:value-type="float">
            <text:p>8.12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1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1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4256" calcext:value-type="float">
            <text:p>8.1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1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1208" calcext:value-type="float">
            <text:p>8.14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1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0352" calcext:value-type="float">
            <text:p>8.1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1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6448" calcext:value-type="float">
            <text:p>8.15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1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0352" calcext:value-type="float">
            <text:p>8.1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1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7304" calcext:value-type="float">
            <text:p>8.14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1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0352" calcext:value-type="float">
            <text:p>8.1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1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4256" calcext:value-type="float">
            <text:p>8.1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1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4256" calcext:value-type="float">
            <text:p>8.1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1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1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2064" calcext:value-type="float">
            <text:p>8.1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1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9016" calcext:value-type="float">
            <text:p>8.12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1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292" calcext:value-type="float">
            <text:p>8.1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1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9872" calcext:value-type="float">
            <text:p>8.1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1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3776" calcext:value-type="float">
            <text:p>8.1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1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3776" calcext:value-type="float">
            <text:p>8.1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1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3776" calcext:value-type="float">
            <text:p>8.1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1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6824" calcext:value-type="float">
            <text:p>8.1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1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6824" calcext:value-type="float">
            <text:p>8.1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1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3776" calcext:value-type="float">
            <text:p>8.1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1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0728" calcext:value-type="float">
            <text:p>8.11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1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3776" calcext:value-type="float">
            <text:p>8.1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1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3776" calcext:value-type="float">
            <text:p>8.1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1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9872" calcext:value-type="float">
            <text:p>8.1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1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9016" calcext:value-type="float">
            <text:p>8.12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1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9016" calcext:value-type="float">
            <text:p>8.12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1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292" calcext:value-type="float">
            <text:p>8.1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1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9872" calcext:value-type="float">
            <text:p>8.1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1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292" calcext:value-type="float">
            <text:p>8.1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9016" calcext:value-type="float">
            <text:p>8.12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1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292" calcext:value-type="float">
            <text:p>8.1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1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292" calcext:value-type="float">
            <text:p>8.1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1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1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9872" calcext:value-type="float">
            <text:p>8.1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1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292" calcext:value-type="float">
            <text:p>8.1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1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9872" calcext:value-type="float">
            <text:p>8.1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1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6824" calcext:value-type="float">
            <text:p>8.1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1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3776" calcext:value-type="float">
            <text:p>8.1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1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3776" calcext:value-type="float">
            <text:p>8.1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1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3776" calcext:value-type="float">
            <text:p>8.1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1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6824" calcext:value-type="float">
            <text:p>8.1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1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6824" calcext:value-type="float">
            <text:p>8.1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1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292" calcext:value-type="float">
            <text:p>8.1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1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5968" calcext:value-type="float">
            <text:p>8.12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1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2064" calcext:value-type="float">
            <text:p>8.1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1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1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7304" calcext:value-type="float">
            <text:p>8.14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1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7304" calcext:value-type="float">
            <text:p>8.14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1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4256" calcext:value-type="float">
            <text:p>8.1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1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7304" calcext:value-type="float">
            <text:p>8.14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1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7304" calcext:value-type="float">
            <text:p>8.14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1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1208" calcext:value-type="float">
            <text:p>8.14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1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7304" calcext:value-type="float">
            <text:p>8.14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1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7304" calcext:value-type="float">
            <text:p>8.14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1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4256" calcext:value-type="float">
            <text:p>8.1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1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34" calcext:value-type="float">
            <text:p>8.1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1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0352" calcext:value-type="float">
            <text:p>8.1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1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2544" calcext:value-type="float">
            <text:p>8.1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1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5592" calcext:value-type="float">
            <text:p>8.1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1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9496" calcext:value-type="float">
            <text:p>8.1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1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2544" calcext:value-type="float">
            <text:p>8.1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1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5592" calcext:value-type="float">
            <text:p>8.1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1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1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1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1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5592" calcext:value-type="float">
            <text:p>8.1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1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2544" calcext:value-type="float">
            <text:p>8.1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1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2544" calcext:value-type="float">
            <text:p>8.1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1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2544" calcext:value-type="float">
            <text:p>8.1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1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1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1688" calcext:value-type="float">
            <text:p>8.17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1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1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9496" calcext:value-type="float">
            <text:p>8.1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1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6448" calcext:value-type="float">
            <text:p>8.15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1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2544" calcext:value-type="float">
            <text:p>8.1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1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5592" calcext:value-type="float">
            <text:p>8.1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1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5592" calcext:value-type="float">
            <text:p>8.1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1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5592" calcext:value-type="float">
            <text:p>8.1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1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1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0352" calcext:value-type="float">
            <text:p>8.1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1-03-09 19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34" calcext:value-type="float">
            <text:p>8.1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1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5592" calcext:value-type="float">
            <text:p>8.1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1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2544" calcext:value-type="float">
            <text:p>8.1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1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5592" calcext:value-type="float">
            <text:p>8.1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1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5592" calcext:value-type="float">
            <text:p>8.1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1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1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1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34" calcext:value-type="float">
            <text:p>8.1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1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5592" calcext:value-type="float">
            <text:p>8.1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2544" calcext:value-type="float">
            <text:p>8.1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1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9496" calcext:value-type="float">
            <text:p>8.1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1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6448" calcext:value-type="float">
            <text:p>8.15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1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6448" calcext:value-type="float">
            <text:p>8.15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1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34" calcext:value-type="float">
            <text:p>8.1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1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4256" calcext:value-type="float">
            <text:p>8.1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1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5112" calcext:value-type="float">
            <text:p>8.13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1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1208" calcext:value-type="float">
            <text:p>8.14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1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1208" calcext:value-type="float">
            <text:p>8.14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1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1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5112" calcext:value-type="float">
            <text:p>8.13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1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2064" calcext:value-type="float">
            <text:p>8.1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1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5968" calcext:value-type="float">
            <text:p>8.12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1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5968" calcext:value-type="float">
            <text:p>8.12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1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5968" calcext:value-type="float">
            <text:p>8.12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1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292" calcext:value-type="float">
            <text:p>8.1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1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9872" calcext:value-type="float">
            <text:p>8.1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1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6824" calcext:value-type="float">
            <text:p>8.1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1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3776" calcext:value-type="float">
            <text:p>8.1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1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1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4632" calcext:value-type="float">
            <text:p>8.1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1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4632" calcext:value-type="float">
            <text:p>8.1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1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1584" calcext:value-type="float">
            <text:p>8.1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1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5488" calcext:value-type="float">
            <text:p>8.09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1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3296" calcext:value-type="float">
            <text:p>8.08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1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9392" calcext:value-type="float">
            <text:p>8.08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1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9392" calcext:value-type="float">
            <text:p>8.08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1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9392" calcext:value-type="float">
            <text:p>8.08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3296" calcext:value-type="float">
            <text:p>8.08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1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4152" calcext:value-type="float">
            <text:p>8.07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1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1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3296" calcext:value-type="float">
            <text:p>8.08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1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1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1104" calcext:value-type="float">
            <text:p>8.0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1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5008" calcext:value-type="float">
            <text:p>8.06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1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196" calcext:value-type="float">
            <text:p>8.06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1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196" calcext:value-type="float">
            <text:p>8.06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1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196" calcext:value-type="float">
            <text:p>8.06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1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5864" calcext:value-type="float">
            <text:p>8.05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1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2816" calcext:value-type="float">
            <text:p>8.0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1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2816" calcext:value-type="float">
            <text:p>8.0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1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9768" calcext:value-type="float">
            <text:p>8.04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1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1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4528" calcext:value-type="float">
            <text:p>8.0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1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8432" calcext:value-type="float">
            <text:p>8.02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1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2336" calcext:value-type="float">
            <text:p>8.0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1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2336" calcext:value-type="float">
            <text:p>8.0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1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5384" calcext:value-type="float">
            <text:p>8.0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1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2336" calcext:value-type="float">
            <text:p>8.0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1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2336" calcext:value-type="float">
            <text:p>8.0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1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2336" calcext:value-type="float">
            <text:p>8.0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1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1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1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1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0144" calcext:value-type="float">
            <text:p>8.0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1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4904" calcext:value-type="float">
            <text:p>7.9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1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1856" calcext:value-type="float">
            <text:p>7.9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1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8808" calcext:value-type="float">
            <text:p>7.9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1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8808" calcext:value-type="float">
            <text:p>7.9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1856" calcext:value-type="float">
            <text:p>7.9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0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9664" calcext:value-type="float">
            <text:p>7.9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0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0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0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052" calcext:value-type="float">
            <text:p>7.9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0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7472" calcext:value-type="float">
            <text:p>7.96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0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1376" calcext:value-type="float">
            <text:p>7.96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0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8328" calcext:value-type="float">
            <text:p>7.9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0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6992" calcext:value-type="float">
            <text:p>7.9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0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2232" calcext:value-type="float">
            <text:p>7.9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0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6136" calcext:value-type="float">
            <text:p>7.94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0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0896" calcext:value-type="float">
            <text:p>7.9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0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3944" calcext:value-type="float">
            <text:p>7.9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0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3944" calcext:value-type="float">
            <text:p>7.9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0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3944" calcext:value-type="float">
            <text:p>7.9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0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0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0896" calcext:value-type="float">
            <text:p>7.9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0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7848" calcext:value-type="float">
            <text:p>7.9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0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5656" calcext:value-type="float">
            <text:p>7.9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0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2608" calcext:value-type="float">
            <text:p>7.9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0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956" calcext:value-type="float">
            <text:p>7.9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0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3464" calcext:value-type="float">
            <text:p>7.9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0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0416" calcext:value-type="float">
            <text:p>7.9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0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0416" calcext:value-type="float">
            <text:p>7.9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0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3464" calcext:value-type="float">
            <text:p>7.9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0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3464" calcext:value-type="float">
            <text:p>7.9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0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0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0416" calcext:value-type="float">
            <text:p>7.9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0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7368" calcext:value-type="float">
            <text:p>7.8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0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0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3464" calcext:value-type="float">
            <text:p>7.9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0416" calcext:value-type="float">
            <text:p>7.9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0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0416" calcext:value-type="float">
            <text:p>7.9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0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0416" calcext:value-type="float">
            <text:p>7.9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0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3464" calcext:value-type="float">
            <text:p>7.9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0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3464" calcext:value-type="float">
            <text:p>7.9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0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0416" calcext:value-type="float">
            <text:p>7.9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0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956" calcext:value-type="float">
            <text:p>7.9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0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5656" calcext:value-type="float">
            <text:p>7.9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0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0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7848" calcext:value-type="float">
            <text:p>7.9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0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3944" calcext:value-type="float">
            <text:p>7.9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0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0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3088" calcext:value-type="float">
            <text:p>7.9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0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2232" calcext:value-type="float">
            <text:p>7.9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0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2232" calcext:value-type="float">
            <text:p>7.9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0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0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8328" calcext:value-type="float">
            <text:p>7.9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0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052" calcext:value-type="float">
            <text:p>7.9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0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6616" calcext:value-type="float">
            <text:p>7.9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0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9664" calcext:value-type="float">
            <text:p>7.9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0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3568" calcext:value-type="float">
            <text:p>7.9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0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6616" calcext:value-type="float">
            <text:p>7.9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0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9664" calcext:value-type="float">
            <text:p>7.9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0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9664" calcext:value-type="float">
            <text:p>7.9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0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9664" calcext:value-type="float">
            <text:p>7.9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0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9664" calcext:value-type="float">
            <text:p>7.9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0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6616" calcext:value-type="float">
            <text:p>7.9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0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6616" calcext:value-type="float">
            <text:p>7.9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0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8808" calcext:value-type="float">
            <text:p>7.9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0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1856" calcext:value-type="float">
            <text:p>7.9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0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1856" calcext:value-type="float">
            <text:p>7.9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0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8808" calcext:value-type="float">
            <text:p>7.9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0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0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1" calcext:value-type="float">
            <text:p>8.0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0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4048" calcext:value-type="float">
            <text:p>8.0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0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3192" calcext:value-type="float">
            <text:p>8.0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0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148" calcext:value-type="float">
            <text:p>8.0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0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0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5864" calcext:value-type="float">
            <text:p>8.05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0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5864" calcext:value-type="float">
            <text:p>8.05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0-10-20 20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3672" calcext:value-type="float">
            <text:p>8.04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0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2816" calcext:value-type="float">
            <text:p>8.0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0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2816" calcext:value-type="float">
            <text:p>8.0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0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3672" calcext:value-type="float">
            <text:p>8.04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0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3672" calcext:value-type="float">
            <text:p>8.04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0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3672" calcext:value-type="float">
            <text:p>8.04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0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7576" calcext:value-type="float">
            <text:p>8.03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0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7576" calcext:value-type="float">
            <text:p>8.03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0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7576" calcext:value-type="float">
            <text:p>8.03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0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4528" calcext:value-type="float">
            <text:p>8.0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0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7576" calcext:value-type="float">
            <text:p>8.03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0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5384" calcext:value-type="float">
            <text:p>8.0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0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5384" calcext:value-type="float">
            <text:p>8.0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0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0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7096" calcext:value-type="float">
            <text:p>8.0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0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3192" calcext:value-type="float">
            <text:p>8.0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0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0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3192" calcext:value-type="float">
            <text:p>8.0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0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0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0144" calcext:value-type="float">
            <text:p>8.0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0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0144" calcext:value-type="float">
            <text:p>8.0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0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0144" calcext:value-type="float">
            <text:p>8.0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0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3192" calcext:value-type="float">
            <text:p>8.0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0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0144" calcext:value-type="float">
            <text:p>8.0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0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3192" calcext:value-type="float">
            <text:p>8.0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0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3192" calcext:value-type="float">
            <text:p>8.0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0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0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7096" calcext:value-type="float">
            <text:p>8.0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0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4048" calcext:value-type="float">
            <text:p>8.0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0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4048" calcext:value-type="float">
            <text:p>8.0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0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7096" calcext:value-type="float">
            <text:p>8.0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0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0144" calcext:value-type="float">
            <text:p>8.0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0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0144" calcext:value-type="float">
            <text:p>8.0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0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0144" calcext:value-type="float">
            <text:p>8.0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0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9288" calcext:value-type="float">
            <text:p>8.01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0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148" calcext:value-type="float">
            <text:p>8.0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0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148" calcext:value-type="float">
            <text:p>8.0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0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8432" calcext:value-type="float">
            <text:p>8.02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0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0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3672" calcext:value-type="float">
            <text:p>8.04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0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0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9768" calcext:value-type="float">
            <text:p>8.04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0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0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2816" calcext:value-type="float">
            <text:p>8.0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0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0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3672" calcext:value-type="float">
            <text:p>8.04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0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0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9768" calcext:value-type="float">
            <text:p>8.04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2816" calcext:value-type="float">
            <text:p>8.0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0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5008" calcext:value-type="float">
            <text:p>8.06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0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1104" calcext:value-type="float">
            <text:p>8.0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0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3296" calcext:value-type="float">
            <text:p>8.08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0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3296" calcext:value-type="float">
            <text:p>8.08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0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0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6344" calcext:value-type="float">
            <text:p>8.08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0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6344" calcext:value-type="float">
            <text:p>8.08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0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1104" calcext:value-type="float">
            <text:p>8.0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0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8912" calcext:value-type="float">
            <text:p>8.05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0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9768" calcext:value-type="float">
            <text:p>8.04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0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4528" calcext:value-type="float">
            <text:p>8.0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0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9288" calcext:value-type="float">
            <text:p>8.01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0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7096" calcext:value-type="float">
            <text:p>8.0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0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4904" calcext:value-type="float">
            <text:p>7.9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0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6616" calcext:value-type="float">
            <text:p>7.9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0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4424" calcext:value-type="float">
            <text:p>7.96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0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2232" calcext:value-type="float">
            <text:p>7.9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0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6992" calcext:value-type="float">
            <text:p>7.9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0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0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0416" calcext:value-type="float">
            <text:p>7.9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0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2128" calcext:value-type="float">
            <text:p>7.8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0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6888" calcext:value-type="float">
            <text:p>7.86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0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0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86" calcext:value-type="float">
            <text:p>7.8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0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6408" calcext:value-type="float">
            <text:p>7.8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0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1168" calcext:value-type="float">
            <text:p>7.8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0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0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0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0688" calcext:value-type="float">
            <text:p>7.7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0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304" calcext:value-type="float">
            <text:p>7.7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0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4112" calcext:value-type="float">
            <text:p>7.7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0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5824" calcext:value-type="float">
            <text:p>7.7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0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7536" calcext:value-type="float">
            <text:p>7.7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0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8392" calcext:value-type="float">
            <text:p>7.7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0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3152" calcext:value-type="float">
            <text:p>7.6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0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0-07-24 17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572" calcext:value-type="float">
            <text:p>7.6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0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2672" calcext:value-type="float">
            <text:p>7.6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0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7432" calcext:value-type="float">
            <text:p>7.6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0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9144" calcext:value-type="float">
            <text:p>7.6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0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6096" calcext:value-type="float">
            <text:p>7.6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0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3048" calcext:value-type="float">
            <text:p>7.6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0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7808" calcext:value-type="float">
            <text:p>7.6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0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476" calcext:value-type="float">
            <text:p>7.6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0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2568" calcext:value-type="float">
            <text:p>7.5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0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1232" calcext:value-type="float">
            <text:p>7.5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0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2088" calcext:value-type="float">
            <text:p>7.5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0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2088" calcext:value-type="float">
            <text:p>7.5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0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5992" calcext:value-type="float">
            <text:p>7.5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0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38" calcext:value-type="float">
            <text:p>7.5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0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38" calcext:value-type="float">
            <text:p>7.5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0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38" calcext:value-type="float">
            <text:p>7.5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0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7704" calcext:value-type="float">
            <text:p>7.5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0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7704" calcext:value-type="float">
            <text:p>7.5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0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7704" calcext:value-type="float">
            <text:p>7.5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0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9416" calcext:value-type="float">
            <text:p>7.5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0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0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9792" calcext:value-type="float">
            <text:p>7.4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0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8456" calcext:value-type="float">
            <text:p>7.4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0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3216" calcext:value-type="float">
            <text:p>7.4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0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0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0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976" calcext:value-type="float">
            <text:p>7.4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0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0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0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976" calcext:value-type="float">
            <text:p>7.4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0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0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0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0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0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0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0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0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4928" calcext:value-type="float">
            <text:p>7.4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0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5784" calcext:value-type="float">
            <text:p>7.4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0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3592" calcext:value-type="float">
            <text:p>7.4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0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9688" calcext:value-type="float">
            <text:p>7.40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0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4928" calcext:value-type="float">
            <text:p>7.4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0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0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0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0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0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0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236" calcext:value-type="float">
            <text:p>7.4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0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8456" calcext:value-type="float">
            <text:p>7.4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0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8456" calcext:value-type="float">
            <text:p>7.4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0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4552" calcext:value-type="float">
            <text:p>7.4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0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284" calcext:value-type="float">
            <text:p>7.4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0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6744" calcext:value-type="float">
            <text:p>7.4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5888" calcext:value-type="float">
            <text:p>7.4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0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8936" calcext:value-type="float">
            <text:p>7.4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0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0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5032" calcext:value-type="float">
            <text:p>7.4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0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0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4176" calcext:value-type="float">
            <text:p>7.5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0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7224" calcext:value-type="float">
            <text:p>7.5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0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6368" calcext:value-type="float">
            <text:p>7.5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0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5512" calcext:value-type="float">
            <text:p>7.52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0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4656" calcext:value-type="float">
            <text:p>7.5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0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9896" calcext:value-type="float">
            <text:p>7.5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0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8184" calcext:value-type="float">
            <text:p>7.5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0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5616" calcext:value-type="float">
            <text:p>7.5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0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288" calcext:value-type="float">
            <text:p>7.6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0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3528" calcext:value-type="float">
            <text:p>7.6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0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9624" calcext:value-type="float">
            <text:p>7.6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0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6576" calcext:value-type="float">
            <text:p>7.6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0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1336" calcext:value-type="float">
            <text:p>7.6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0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1336" calcext:value-type="float">
            <text:p>7.6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0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288" calcext:value-type="float">
            <text:p>7.6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0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2192" calcext:value-type="float">
            <text:p>7.6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0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9144" calcext:value-type="float">
            <text:p>7.6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0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3048" calcext:value-type="float">
            <text:p>7.6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0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3048" calcext:value-type="float">
            <text:p>7.6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0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0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0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0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6952" calcext:value-type="float">
            <text:p>7.6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0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0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1712" calcext:value-type="float">
            <text:p>7.6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0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1712" calcext:value-type="float">
            <text:p>7.6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8664" calcext:value-type="float">
            <text:p>7.5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0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2568" calcext:value-type="float">
            <text:p>7.5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0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6472" calcext:value-type="float">
            <text:p>7.5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0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2568" calcext:value-type="float">
            <text:p>7.5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0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2568" calcext:value-type="float">
            <text:p>7.5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0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6472" calcext:value-type="float">
            <text:p>7.5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0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0376" calcext:value-type="float">
            <text:p>7.5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0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1232" calcext:value-type="float">
            <text:p>7.5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0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1232" calcext:value-type="float">
            <text:p>7.5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0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1232" calcext:value-type="float">
            <text:p>7.5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0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0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0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2944" calcext:value-type="float">
            <text:p>7.5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0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2088" calcext:value-type="float">
            <text:p>7.5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0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0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0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2088" calcext:value-type="float">
            <text:p>7.5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0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2088" calcext:value-type="float">
            <text:p>7.5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0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6848" calcext:value-type="float">
            <text:p>7.5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0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2944" calcext:value-type="float">
            <text:p>7.5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0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0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0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2944" calcext:value-type="float">
            <text:p>7.5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0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5992" calcext:value-type="float">
            <text:p>7.5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0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2088" calcext:value-type="float">
            <text:p>7.5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0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8184" calcext:value-type="float">
            <text:p>7.5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0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1232" calcext:value-type="float">
            <text:p>7.5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0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428" calcext:value-type="float">
            <text:p>7.5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0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0376" calcext:value-type="float">
            <text:p>7.5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0-04-01 20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0376" calcext:value-type="float">
            <text:p>7.5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8664" calcext:value-type="float">
            <text:p>7.5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0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0856" calcext:value-type="float">
            <text:p>7.6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0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0856" calcext:value-type="float">
            <text:p>7.6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0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6952" calcext:value-type="float">
            <text:p>7.6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0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0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6096" calcext:value-type="float">
            <text:p>7.6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0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6952" calcext:value-type="float">
            <text:p>7.6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0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3048" calcext:value-type="float">
            <text:p>7.6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0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6096" calcext:value-type="float">
            <text:p>7.6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0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288" calcext:value-type="float">
            <text:p>7.6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0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3528" calcext:value-type="float">
            <text:p>7.6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0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6576" calcext:value-type="float">
            <text:p>7.6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0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0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0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0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7432" calcext:value-type="float">
            <text:p>7.6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0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9624" calcext:value-type="float">
            <text:p>7.6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0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9624" calcext:value-type="float">
            <text:p>7.6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0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6576" calcext:value-type="float">
            <text:p>7.6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0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7432" calcext:value-type="float">
            <text:p>7.6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0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2672" calcext:value-type="float">
            <text:p>7.6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0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4008" calcext:value-type="float">
            <text:p>7.6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0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9248" calcext:value-type="float">
            <text:p>7.6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0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9728" calcext:value-type="float">
            <text:p>7.7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0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0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8976" calcext:value-type="float">
            <text:p>7.8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0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0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5072" calcext:value-type="float">
            <text:p>7.8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0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8976" calcext:value-type="float">
            <text:p>7.8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0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5928" calcext:value-type="float">
            <text:p>7.8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0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9832" calcext:value-type="float">
            <text:p>7.7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9832" calcext:value-type="float">
            <text:p>7.7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0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3736" calcext:value-type="float">
            <text:p>7.7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0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0688" calcext:value-type="float">
            <text:p>7.7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0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0688" calcext:value-type="float">
            <text:p>7.7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0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1544" calcext:value-type="float">
            <text:p>7.7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0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8496" calcext:value-type="float">
            <text:p>7.7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0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304" calcext:value-type="float">
            <text:p>7.7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0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0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5448" calcext:value-type="float">
            <text:p>7.7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0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0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304" calcext:value-type="float">
            <text:p>7.7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0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4112" calcext:value-type="float">
            <text:p>7.7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0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4112" calcext:value-type="float">
            <text:p>7.7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0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4968" calcext:value-type="float">
            <text:p>7.74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0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8016" calcext:value-type="float">
            <text:p>7.7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0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8016" calcext:value-type="float">
            <text:p>7.7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0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8872" calcext:value-type="float">
            <text:p>7.7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0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2776" calcext:value-type="float">
            <text:p>7.7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0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9728" calcext:value-type="float">
            <text:p>7.7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0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668" calcext:value-type="float">
            <text:p>7.7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0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3632" calcext:value-type="float">
            <text:p>7.7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0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7536" calcext:value-type="float">
            <text:p>7.7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0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3152" calcext:value-type="float">
            <text:p>7.6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0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4488" calcext:value-type="float">
            <text:p>7.7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0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7536" calcext:value-type="float">
            <text:p>7.7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0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8392" calcext:value-type="float">
            <text:p>7.7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0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5344" calcext:value-type="float">
            <text:p>7.7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0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104" calcext:value-type="float">
            <text:p>7.6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62" calcext:value-type="float">
            <text:p>7.6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0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3152" calcext:value-type="float">
            <text:p>7.6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0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3152" calcext:value-type="float">
            <text:p>7.6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0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7056" calcext:value-type="float">
            <text:p>7.6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0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4008" calcext:value-type="float">
            <text:p>7.6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0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7912" calcext:value-type="float">
            <text:p>7.6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0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1816" calcext:value-type="float">
            <text:p>7.6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0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572" calcext:value-type="float">
            <text:p>7.6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0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572" calcext:value-type="float">
            <text:p>7.6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0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6576" calcext:value-type="float">
            <text:p>7.6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0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572" calcext:value-type="float">
            <text:p>7.6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0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572" calcext:value-type="float">
            <text:p>7.6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0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9624" calcext:value-type="float">
            <text:p>7.6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0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288" calcext:value-type="float">
            <text:p>7.6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0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3528" calcext:value-type="float">
            <text:p>7.6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0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3528" calcext:value-type="float">
            <text:p>7.6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0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1336" calcext:value-type="float">
            <text:p>7.6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0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24" calcext:value-type="float">
            <text:p>7.6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0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2192" calcext:value-type="float">
            <text:p>7.6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0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9144" calcext:value-type="float">
            <text:p>7.6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0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6096" calcext:value-type="float">
            <text:p>7.6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0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3048" calcext:value-type="float">
            <text:p>7.6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0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476" calcext:value-type="float">
            <text:p>7.6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0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0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0856" calcext:value-type="float">
            <text:p>7.6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0-01-06 21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8664" calcext:value-type="float">
            <text:p>7.5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0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8664" calcext:value-type="float">
            <text:p>7.5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0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5616" calcext:value-type="float">
            <text:p>7.5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0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0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8184" calcext:value-type="float">
            <text:p>7.5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20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2944" calcext:value-type="float">
            <text:p>7.5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5992" calcext:value-type="float">
            <text:p>7.5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9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6848" calcext:value-type="float">
            <text:p>7.5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9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428" calcext:value-type="float">
            <text:p>7.5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9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1712" calcext:value-type="float">
            <text:p>7.6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9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1712" calcext:value-type="float">
            <text:p>7.6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9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2568" calcext:value-type="float">
            <text:p>7.5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9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6472" calcext:value-type="float">
            <text:p>7.5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9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0376" calcext:value-type="float">
            <text:p>7.5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9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9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428" calcext:value-type="float">
            <text:p>7.5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9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428" calcext:value-type="float">
            <text:p>7.5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9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428" calcext:value-type="float">
            <text:p>7.5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9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428" calcext:value-type="float">
            <text:p>7.5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9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8184" calcext:value-type="float">
            <text:p>7.5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9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9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2944" calcext:value-type="float">
            <text:p>7.5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9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6848" calcext:value-type="float">
            <text:p>7.5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9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4656" calcext:value-type="float">
            <text:p>7.5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9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9416" calcext:value-type="float">
            <text:p>7.5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9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4656" calcext:value-type="float">
            <text:p>7.5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9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6848" calcext:value-type="float">
            <text:p>7.5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9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4656" calcext:value-type="float">
            <text:p>7.5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9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9416" calcext:value-type="float">
            <text:p>7.5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9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7224" calcext:value-type="float">
            <text:p>7.5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9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1608" calcext:value-type="float">
            <text:p>7.5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9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7704" calcext:value-type="float">
            <text:p>7.5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9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9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9416" calcext:value-type="float">
            <text:p>7.5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9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6368" calcext:value-type="float">
            <text:p>7.5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9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4656" calcext:value-type="float">
            <text:p>7.5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9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4656" calcext:value-type="float">
            <text:p>7.5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9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9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1232" calcext:value-type="float">
            <text:p>7.5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9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8184" calcext:value-type="float">
            <text:p>7.5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9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9896" calcext:value-type="float">
            <text:p>7.5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9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38" calcext:value-type="float">
            <text:p>7.5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9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9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9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7704" calcext:value-type="float">
            <text:p>7.5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9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4656" calcext:value-type="float">
            <text:p>7.5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9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9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9416" calcext:value-type="float">
            <text:p>7.5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9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4176" calcext:value-type="float">
            <text:p>7.5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9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9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7224" calcext:value-type="float">
            <text:p>7.5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9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7224" calcext:value-type="float">
            <text:p>7.5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9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9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284" calcext:value-type="float">
            <text:p>7.4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9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8936" calcext:value-type="float">
            <text:p>7.4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9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5888" calcext:value-type="float">
            <text:p>7.4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9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9792" calcext:value-type="float">
            <text:p>7.4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9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9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4552" calcext:value-type="float">
            <text:p>7.4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9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4552" calcext:value-type="float">
            <text:p>7.4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9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8456" calcext:value-type="float">
            <text:p>7.4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9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9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9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4928" calcext:value-type="float">
            <text:p>7.4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9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4928" calcext:value-type="float">
            <text:p>7.4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9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5784" calcext:value-type="float">
            <text:p>7.4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9688" calcext:value-type="float">
            <text:p>7.40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9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2736" calcext:value-type="float">
            <text:p>7.4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9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9688" calcext:value-type="float">
            <text:p>7.40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9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7496" calcext:value-type="float">
            <text:p>7.39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9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8352" calcext:value-type="float">
            <text:p>7.3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9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9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8352" calcext:value-type="float">
            <text:p>7.3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9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8352" calcext:value-type="float">
            <text:p>7.3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9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3112" calcext:value-type="float">
            <text:p>7.37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9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1776" calcext:value-type="float">
            <text:p>7.3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9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6536" calcext:value-type="float">
            <text:p>7.3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9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2632" calcext:value-type="float">
            <text:p>7.3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9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6536" calcext:value-type="float">
            <text:p>7.3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9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9584" calcext:value-type="float">
            <text:p>7.3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9-10-17 18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2632" calcext:value-type="float">
            <text:p>7.3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9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9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9584" calcext:value-type="float">
            <text:p>7.3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9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8728" calcext:value-type="float">
            <text:p>7.3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9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9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4824" calcext:value-type="float">
            <text:p>7.3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9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092" calcext:value-type="float">
            <text:p>7.3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9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9208" calcext:value-type="float">
            <text:p>7.3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9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8352" calcext:value-type="float">
            <text:p>7.3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9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9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9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9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9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9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6368" calcext:value-type="float">
            <text:p>7.5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9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2088" calcext:value-type="float">
            <text:p>7.5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9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1232" calcext:value-type="float">
            <text:p>7.5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9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7328" calcext:value-type="float">
            <text:p>7.5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9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0376" calcext:value-type="float">
            <text:p>7.5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9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9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2088" calcext:value-type="float">
            <text:p>7.5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9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5992" calcext:value-type="float">
            <text:p>7.5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9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2944" calcext:value-type="float">
            <text:p>7.5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9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5992" calcext:value-type="float">
            <text:p>7.5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9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5992" calcext:value-type="float">
            <text:p>7.5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9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2944" calcext:value-type="float">
            <text:p>7.5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9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9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9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9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9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1232" calcext:value-type="float">
            <text:p>7.5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9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1232" calcext:value-type="float">
            <text:p>7.5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9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9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5616" calcext:value-type="float">
            <text:p>7.5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9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9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9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6952" calcext:value-type="float">
            <text:p>7.6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9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9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9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0856" calcext:value-type="float">
            <text:p>7.6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9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7808" calcext:value-type="float">
            <text:p>7.6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9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476" calcext:value-type="float">
            <text:p>7.6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9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1712" calcext:value-type="float">
            <text:p>7.6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9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5616" calcext:value-type="float">
            <text:p>7.5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9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9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6472" calcext:value-type="float">
            <text:p>7.5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6472" calcext:value-type="float">
            <text:p>7.5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9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7328" calcext:value-type="float">
            <text:p>7.5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9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5992" calcext:value-type="float">
            <text:p>7.5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9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4656" calcext:value-type="float">
            <text:p>7.5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9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9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332" calcext:value-type="float">
            <text:p>7.5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9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6368" calcext:value-type="float">
            <text:p>7.5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9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6368" calcext:value-type="float">
            <text:p>7.5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9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6368" calcext:value-type="float">
            <text:p>7.5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9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4176" calcext:value-type="float">
            <text:p>7.5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9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8936" calcext:value-type="float">
            <text:p>7.4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9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9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9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8456" calcext:value-type="float">
            <text:p>7.4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9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8456" calcext:value-type="float">
            <text:p>7.4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9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236" calcext:value-type="float">
            <text:p>7.4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9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8456" calcext:value-type="float">
            <text:p>7.4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9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8456" calcext:value-type="float">
            <text:p>7.4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9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9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236" calcext:value-type="float">
            <text:p>7.4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9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236" calcext:value-type="float">
            <text:p>7.4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9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236" calcext:value-type="float">
            <text:p>7.4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9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3216" calcext:value-type="float">
            <text:p>7.4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9-08-08 18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0168" calcext:value-type="float">
            <text:p>7.4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9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9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9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9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9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8832" calcext:value-type="float">
            <text:p>7.4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9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0544" calcext:value-type="float">
            <text:p>7.4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9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8352" calcext:value-type="float">
            <text:p>7.3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0064" calcext:value-type="float">
            <text:p>7.3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9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872" calcext:value-type="float">
            <text:p>7.3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9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1776" calcext:value-type="float">
            <text:p>7.3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9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8728" calcext:value-type="float">
            <text:p>7.3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9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8728" calcext:value-type="float">
            <text:p>7.3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9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9584" calcext:value-type="float">
            <text:p>7.3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9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3488" calcext:value-type="float">
            <text:p>7.3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9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9104" calcext:value-type="float">
            <text:p>7.3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9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6912" calcext:value-type="float">
            <text:p>7.2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9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0816" calcext:value-type="float">
            <text:p>7.29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9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3864" calcext:value-type="float">
            <text:p>7.2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9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044" calcext:value-type="float">
            <text:p>7.3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9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9104" calcext:value-type="float">
            <text:p>7.3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9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7768" calcext:value-type="float">
            <text:p>7.28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9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9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8624" calcext:value-type="float">
            <text:p>7.2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9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1192" calcext:value-type="float">
            <text:p>7.2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9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5952" calcext:value-type="float">
            <text:p>7.2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9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9" calcext:value-type="float">
            <text:p>7.2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9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4616" calcext:value-type="float">
            <text:p>7.21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9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9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9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0232" calcext:value-type="float">
            <text:p>7.1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9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2424" calcext:value-type="float">
            <text:p>7.2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9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0712" calcext:value-type="float">
            <text:p>7.22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9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5096" calcext:value-type="float">
            <text:p>7.24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9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5576" calcext:value-type="float">
            <text:p>7.27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9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0816" calcext:value-type="float">
            <text:p>7.29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9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996" calcext:value-type="float">
            <text:p>7.2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9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9104" calcext:value-type="float">
            <text:p>7.3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9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4344" calcext:value-type="float">
            <text:p>7.3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9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4824" calcext:value-type="float">
            <text:p>7.3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9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3112" calcext:value-type="float">
            <text:p>7.37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9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9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9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9208" calcext:value-type="float">
            <text:p>7.3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9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9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5304" calcext:value-type="float">
            <text:p>7.3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9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8352" calcext:value-type="float">
            <text:p>7.3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9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5304" calcext:value-type="float">
            <text:p>7.3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9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7016" calcext:value-type="float">
            <text:p>7.3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9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092" calcext:value-type="float">
            <text:p>7.3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9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092" calcext:value-type="float">
            <text:p>7.3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9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3968" calcext:value-type="float">
            <text:p>7.3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9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092" calcext:value-type="float">
            <text:p>7.3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9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2632" calcext:value-type="float">
            <text:p>7.3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9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6536" calcext:value-type="float">
            <text:p>7.3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9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9584" calcext:value-type="float">
            <text:p>7.3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9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9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3488" calcext:value-type="float">
            <text:p>7.3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9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6536" calcext:value-type="float">
            <text:p>7.3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9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044" calcext:value-type="float">
            <text:p>7.3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9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9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044" calcext:value-type="float">
            <text:p>7.3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9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044" calcext:value-type="float">
            <text:p>7.3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9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9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044" calcext:value-type="float">
            <text:p>7.3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9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2632" calcext:value-type="float">
            <text:p>7.3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9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8728" calcext:value-type="float">
            <text:p>7.3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9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0064" calcext:value-type="float">
            <text:p>7.3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3968" calcext:value-type="float">
            <text:p>7.3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9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7016" calcext:value-type="float">
            <text:p>7.3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9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14" calcext:value-type="float">
            <text:p>7.3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9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5784" calcext:value-type="float">
            <text:p>7.4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9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9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0168" calcext:value-type="float">
            <text:p>7.4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9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9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3216" calcext:value-type="float">
            <text:p>7.4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9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6264" calcext:value-type="float">
            <text:p>7.4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9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8832" calcext:value-type="float">
            <text:p>7.4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9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0168" calcext:value-type="float">
            <text:p>7.4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9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9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9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9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9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4928" calcext:value-type="float">
            <text:p>7.4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9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4928" calcext:value-type="float">
            <text:p>7.4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9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4928" calcext:value-type="float">
            <text:p>7.4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9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9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4928" calcext:value-type="float">
            <text:p>7.4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9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0168" calcext:value-type="float">
            <text:p>7.4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9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6264" calcext:value-type="float">
            <text:p>7.4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9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9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9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6264" calcext:value-type="float">
            <text:p>7.4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9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0168" calcext:value-type="float">
            <text:p>7.4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9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9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8832" calcext:value-type="float">
            <text:p>7.4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9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4928" calcext:value-type="float">
            <text:p>7.4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9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4928" calcext:value-type="float">
            <text:p>7.4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9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4928" calcext:value-type="float">
            <text:p>7.4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9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976" calcext:value-type="float">
            <text:p>7.4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9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9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2736" calcext:value-type="float">
            <text:p>7.4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9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9688" calcext:value-type="float">
            <text:p>7.40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9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0544" calcext:value-type="float">
            <text:p>7.4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9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9688" calcext:value-type="float">
            <text:p>7.40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9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5784" calcext:value-type="float">
            <text:p>7.4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9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2736" calcext:value-type="float">
            <text:p>7.4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9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2736" calcext:value-type="float">
            <text:p>7.4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9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2736" calcext:value-type="float">
            <text:p>7.4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9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9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4928" calcext:value-type="float">
            <text:p>7.4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9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976" calcext:value-type="float">
            <text:p>7.4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9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9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3216" calcext:value-type="float">
            <text:p>7.4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9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9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4552" calcext:value-type="float">
            <text:p>7.4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9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9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4552" calcext:value-type="float">
            <text:p>7.4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9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4552" calcext:value-type="float">
            <text:p>7.4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9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8456" calcext:value-type="float">
            <text:p>7.4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9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6264" calcext:value-type="float">
            <text:p>7.4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9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9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0168" calcext:value-type="float">
            <text:p>7.4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9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9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9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9-04-02 18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4448" calcext:value-type="float">
            <text:p>7.3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9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0544" calcext:value-type="float">
            <text:p>7.4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0544" calcext:value-type="float">
            <text:p>7.4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9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4448" calcext:value-type="float">
            <text:p>7.3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9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9208" calcext:value-type="float">
            <text:p>7.3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9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9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872" calcext:value-type="float">
            <text:p>7.3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9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092" calcext:value-type="float">
            <text:p>7.3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9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4824" calcext:value-type="float">
            <text:p>7.3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9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8728" calcext:value-type="float">
            <text:p>7.3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9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1776" calcext:value-type="float">
            <text:p>7.3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9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3968" calcext:value-type="float">
            <text:p>7.3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9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9208" calcext:value-type="float">
            <text:p>7.3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9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7496" calcext:value-type="float">
            <text:p>7.39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9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9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9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9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9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7704" calcext:value-type="float">
            <text:p>7.5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9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9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0856" calcext:value-type="float">
            <text:p>7.6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9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9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3048" calcext:value-type="float">
            <text:p>7.6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9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6952" calcext:value-type="float">
            <text:p>7.6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9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8664" calcext:value-type="float">
            <text:p>7.5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9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5616" calcext:value-type="float">
            <text:p>7.5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9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5616" calcext:value-type="float">
            <text:p>7.5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9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2568" calcext:value-type="float">
            <text:p>7.5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9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9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8184" calcext:value-type="float">
            <text:p>7.5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9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8184" calcext:value-type="float">
            <text:p>7.5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9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8184" calcext:value-type="float">
            <text:p>7.5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9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5992" calcext:value-type="float">
            <text:p>7.5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2944" calcext:value-type="float">
            <text:p>7.5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9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6848" calcext:value-type="float">
            <text:p>7.5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9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6848" calcext:value-type="float">
            <text:p>7.5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9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6848" calcext:value-type="float">
            <text:p>7.5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9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7704" calcext:value-type="float">
            <text:p>7.5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9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6368" calcext:value-type="float">
            <text:p>7.5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9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9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9416" calcext:value-type="float">
            <text:p>7.5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9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8936" calcext:value-type="float">
            <text:p>7.4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9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4176" calcext:value-type="float">
            <text:p>7.5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9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1128" calcext:value-type="float">
            <text:p>7.5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9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5888" calcext:value-type="float">
            <text:p>7.4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9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9792" calcext:value-type="float">
            <text:p>7.4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9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3696" calcext:value-type="float">
            <text:p>7.4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9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8456" calcext:value-type="float">
            <text:p>7.4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9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236" calcext:value-type="float">
            <text:p>7.4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9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9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9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976" calcext:value-type="float">
            <text:p>7.4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9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9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9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4928" calcext:value-type="float">
            <text:p>7.4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9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8832" calcext:value-type="float">
            <text:p>7.4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9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4928" calcext:value-type="float">
            <text:p>7.4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9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9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3592" calcext:value-type="float">
            <text:p>7.4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9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4448" calcext:value-type="float">
            <text:p>7.3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9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0544" calcext:value-type="float">
            <text:p>7.4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4448" calcext:value-type="float">
            <text:p>7.3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9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8352" calcext:value-type="float">
            <text:p>7.3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9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9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7016" calcext:value-type="float">
            <text:p>7.3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9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3968" calcext:value-type="float">
            <text:p>7.3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9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4824" calcext:value-type="float">
            <text:p>7.3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9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4824" calcext:value-type="float">
            <text:p>7.3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9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8728" calcext:value-type="float">
            <text:p>7.3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9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044" calcext:value-type="float">
            <text:p>7.3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9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1296" calcext:value-type="float">
            <text:p>7.3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9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044" calcext:value-type="float">
            <text:p>7.3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9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9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9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2152" calcext:value-type="float">
            <text:p>7.3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9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3864" calcext:value-type="float">
            <text:p>7.2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9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0816" calcext:value-type="float">
            <text:p>7.29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9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6432" calcext:value-type="float">
            <text:p>7.26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9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7288" calcext:value-type="float">
            <text:p>7.25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9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7288" calcext:value-type="float">
            <text:p>7.25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9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8144" calcext:value-type="float">
            <text:p>7.2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9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5952" calcext:value-type="float">
            <text:p>7.2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9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2048" calcext:value-type="float">
            <text:p>7.2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9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8144" calcext:value-type="float">
            <text:p>7.2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9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2528" calcext:value-type="float">
            <text:p>7.2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9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7768" calcext:value-type="float">
            <text:p>7.28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9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2152" calcext:value-type="float">
            <text:p>7.3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9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6056" calcext:value-type="float">
            <text:p>7.3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9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7768" calcext:value-type="float">
            <text:p>7.28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9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8624" calcext:value-type="float">
            <text:p>7.2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9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5576" calcext:value-type="float">
            <text:p>7.27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9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5576" calcext:value-type="float">
            <text:p>7.27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8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5096" calcext:value-type="float">
            <text:p>7.24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8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0336" calcext:value-type="float">
            <text:p>7.2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8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7288" calcext:value-type="float">
            <text:p>7.25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8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8144" calcext:value-type="float">
            <text:p>7.2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8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3384" calcext:value-type="float">
            <text:p>7.26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8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7288" calcext:value-type="float">
            <text:p>7.25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8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5096" calcext:value-type="float">
            <text:p>7.24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8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5952" calcext:value-type="float">
            <text:p>7.2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8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9856" calcext:value-type="float">
            <text:p>7.22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8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4616" calcext:value-type="float">
            <text:p>7.21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8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5472" calcext:value-type="float">
            <text:p>7.2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8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8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6328" calcext:value-type="float">
            <text:p>7.1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8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6328" calcext:value-type="float">
            <text:p>7.1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8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4136" calcext:value-type="float">
            <text:p>7.1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8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804" calcext:value-type="float">
            <text:p>7.17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8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8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5848" calcext:value-type="float">
            <text:p>7.16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8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3656" calcext:value-type="float">
            <text:p>7.1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8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4512" calcext:value-type="float">
            <text:p>7.14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8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5368" calcext:value-type="float">
            <text:p>7.13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8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5368" calcext:value-type="float">
            <text:p>7.13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8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5368" calcext:value-type="float">
            <text:p>7.13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8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8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6224" calcext:value-type="float">
            <text:p>7.1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8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4888" calcext:value-type="float">
            <text:p>7.10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8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8792" calcext:value-type="float">
            <text:p>7.0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8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8792" calcext:value-type="float">
            <text:p>7.0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8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0504" calcext:value-type="float">
            <text:p>7.0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8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8312" calcext:value-type="float">
            <text:p>7.06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8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612" calcext:value-type="float">
            <text:p>7.0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8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3072" calcext:value-type="float">
            <text:p>7.0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8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6976" calcext:value-type="float">
            <text:p>7.0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8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8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4784" calcext:value-type="float">
            <text:p>7.0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8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8688" calcext:value-type="float">
            <text:p>7.02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8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1256" calcext:value-type="float">
            <text:p>7.00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8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2592" calcext:value-type="float">
            <text:p>7.0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8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2592" calcext:value-type="float">
            <text:p>7.0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8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7352" calcext:value-type="float">
            <text:p>7.00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8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4304" calcext:value-type="float">
            <text:p>7.0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8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8208" calcext:value-type="float">
            <text:p>6.99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8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4304" calcext:value-type="float">
            <text:p>7.0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8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2112" calcext:value-type="float">
            <text:p>6.9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8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0776" calcext:value-type="float">
            <text:p>6.97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8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2112" calcext:value-type="float">
            <text:p>6.9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8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9064" calcext:value-type="float">
            <text:p>6.98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8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6016" calcext:value-type="float">
            <text:p>6.9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8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6872" calcext:value-type="float">
            <text:p>6.97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8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2968" calcext:value-type="float">
            <text:p>6.9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8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3824" calcext:value-type="float">
            <text:p>6.9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8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516" calcext:value-type="float">
            <text:p>6.9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8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2112" calcext:value-type="float">
            <text:p>6.9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8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2968" calcext:value-type="float">
            <text:p>6.9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8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3824" calcext:value-type="float">
            <text:p>6.9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8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6016" calcext:value-type="float">
            <text:p>6.9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8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9064" calcext:value-type="float">
            <text:p>6.98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8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0776" calcext:value-type="float">
            <text:p>6.97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8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1632" calcext:value-type="float">
            <text:p>6.96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1632" calcext:value-type="float">
            <text:p>6.96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8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2488" calcext:value-type="float">
            <text:p>6.9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8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5536" calcext:value-type="float">
            <text:p>6.95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8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6392" calcext:value-type="float">
            <text:p>6.9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8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1152" calcext:value-type="float">
            <text:p>6.9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8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2008" calcext:value-type="float">
            <text:p>6.9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8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2008" calcext:value-type="float">
            <text:p>6.9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8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42" calcext:value-type="float">
            <text:p>6.9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8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1152" calcext:value-type="float">
            <text:p>6.9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8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8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2008" calcext:value-type="float">
            <text:p>6.9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8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2008" calcext:value-type="float">
            <text:p>6.9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8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4576" calcext:value-type="float">
            <text:p>6.89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8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5912" calcext:value-type="float">
            <text:p>6.91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8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8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8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7248" calcext:value-type="float">
            <text:p>6.9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8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8584" calcext:value-type="float">
            <text:p>6.95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8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2112" calcext:value-type="float">
            <text:p>6.9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8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3928" calcext:value-type="float">
            <text:p>7.04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8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8792" calcext:value-type="float">
            <text:p>7.0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8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8896" calcext:value-type="float">
            <text:p>7.1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8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8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7288" calcext:value-type="float">
            <text:p>7.25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8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2528" calcext:value-type="float">
            <text:p>7.2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8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5576" calcext:value-type="float">
            <text:p>7.27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8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996" calcext:value-type="float">
            <text:p>7.2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8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8248" calcext:value-type="float">
            <text:p>7.3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8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3008" calcext:value-type="float">
            <text:p>7.3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8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8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1296" calcext:value-type="float">
            <text:p>7.3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1296" calcext:value-type="float">
            <text:p>7.3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8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044" calcext:value-type="float">
            <text:p>7.3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8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8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8248" calcext:value-type="float">
            <text:p>7.3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8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8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4344" calcext:value-type="float">
            <text:p>7.3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8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8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3488" calcext:value-type="float">
            <text:p>7.3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8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8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1776" calcext:value-type="float">
            <text:p>7.3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8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044" calcext:value-type="float">
            <text:p>7.3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8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3488" calcext:value-type="float">
            <text:p>7.3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8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3488" calcext:value-type="float">
            <text:p>7.3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8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4344" calcext:value-type="float">
            <text:p>7.3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8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1296" calcext:value-type="float">
            <text:p>7.3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8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4344" calcext:value-type="float">
            <text:p>7.3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8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1296" calcext:value-type="float">
            <text:p>7.3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8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4344" calcext:value-type="float">
            <text:p>7.3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8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8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9584" calcext:value-type="float">
            <text:p>7.3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8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092" calcext:value-type="float">
            <text:p>7.3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8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4448" calcext:value-type="float">
            <text:p>7.3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8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0168" calcext:value-type="float">
            <text:p>7.4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8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8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2088" calcext:value-type="float">
            <text:p>7.5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8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24" calcext:value-type="float">
            <text:p>7.6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8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0584" calcext:value-type="float">
            <text:p>7.7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8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8016" calcext:value-type="float">
            <text:p>7.7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8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8496" calcext:value-type="float">
            <text:p>7.7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8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2024" calcext:value-type="float">
            <text:p>7.8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6888" calcext:value-type="float">
            <text:p>7.86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8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2232" calcext:value-type="float">
            <text:p>7.9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8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8912" calcext:value-type="float">
            <text:p>8.05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8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9976" calcext:value-type="float">
            <text:p>8.18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8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5216" calcext:value-type="float">
            <text:p>8.2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8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3504" calcext:value-type="float">
            <text:p>8.22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8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6552" calcext:value-type="float">
            <text:p>8.22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8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3504" calcext:value-type="float">
            <text:p>8.22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8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8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2648" calcext:value-type="float">
            <text:p>8.23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8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2648" calcext:value-type="float">
            <text:p>8.23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8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6552" calcext:value-type="float">
            <text:p>8.22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8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6552" calcext:value-type="float">
            <text:p>8.22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8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2648" calcext:value-type="float">
            <text:p>8.23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8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5696" calcext:value-type="float">
            <text:p>8.2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8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2648" calcext:value-type="float">
            <text:p>8.23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8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6552" calcext:value-type="float">
            <text:p>8.22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8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7408" calcext:value-type="float">
            <text:p>8.21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8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1312" calcext:value-type="float">
            <text:p>8.21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8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2168" calcext:value-type="float">
            <text:p>8.2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8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6928" calcext:value-type="float">
            <text:p>8.18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8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8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8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6448" calcext:value-type="float">
            <text:p>8.15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8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0352" calcext:value-type="float">
            <text:p>8.1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8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1208" calcext:value-type="float">
            <text:p>8.14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8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1208" calcext:value-type="float">
            <text:p>8.14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8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8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7304" calcext:value-type="float">
            <text:p>8.14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8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6448" calcext:value-type="float">
            <text:p>8.15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8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9496" calcext:value-type="float">
            <text:p>8.1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5592" calcext:value-type="float">
            <text:p>8.1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8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1688" calcext:value-type="float">
            <text:p>8.17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8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8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6928" calcext:value-type="float">
            <text:p>8.18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8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6072" calcext:value-type="float">
            <text:p>8.19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8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5216" calcext:value-type="float">
            <text:p>8.2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8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3504" calcext:value-type="float">
            <text:p>8.22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8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2648" calcext:value-type="float">
            <text:p>8.23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8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484" calcext:value-type="float">
            <text:p>8.24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8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8368" calcext:value-type="float">
            <text:p>8.27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8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7992" calcext:value-type="float">
            <text:p>8.31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8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7136" calcext:value-type="float">
            <text:p>8.3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8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0184" calcext:value-type="float">
            <text:p>8.33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8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7136" calcext:value-type="float">
            <text:p>8.3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8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7992" calcext:value-type="float">
            <text:p>8.31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8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2752" calcext:value-type="float">
            <text:p>8.3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8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8368" calcext:value-type="float">
            <text:p>8.27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8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6176" calcext:value-type="float">
            <text:p>8.26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8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7032" calcext:value-type="float">
            <text:p>8.25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8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0936" calcext:value-type="float">
            <text:p>8.25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8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2648" calcext:value-type="float">
            <text:p>8.23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8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7408" calcext:value-type="float">
            <text:p>8.21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8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8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6928" calcext:value-type="float">
            <text:p>8.18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8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1688" calcext:value-type="float">
            <text:p>8.17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8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2544" calcext:value-type="float">
            <text:p>8.1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8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9496" calcext:value-type="float">
            <text:p>8.1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8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1208" calcext:value-type="float">
            <text:p>8.14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8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292" calcext:value-type="float">
            <text:p>8.1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8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4632" calcext:value-type="float">
            <text:p>8.1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8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8536" calcext:value-type="float">
            <text:p>8.0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6344" calcext:value-type="float">
            <text:p>8.08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8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5008" calcext:value-type="float">
            <text:p>8.06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8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2816" calcext:value-type="float">
            <text:p>8.0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8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7576" calcext:value-type="float">
            <text:p>8.03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8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8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8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7096" calcext:value-type="float">
            <text:p>8.0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8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6616" calcext:value-type="float">
            <text:p>7.9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8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8328" calcext:value-type="float">
            <text:p>7.9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8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1376" calcext:value-type="float">
            <text:p>7.96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8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8808" calcext:value-type="float">
            <text:p>7.9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8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0144" calcext:value-type="float">
            <text:p>8.0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8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0144" calcext:value-type="float">
            <text:p>8.0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8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4048" calcext:value-type="float">
            <text:p>8.0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8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2712" calcext:value-type="float">
            <text:p>7.98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8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6616" calcext:value-type="float">
            <text:p>7.9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8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1376" calcext:value-type="float">
            <text:p>7.96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8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6992" calcext:value-type="float">
            <text:p>7.9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8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5656" calcext:value-type="float">
            <text:p>7.9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8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8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5176" calcext:value-type="float">
            <text:p>7.8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8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6888" calcext:value-type="float">
            <text:p>7.86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8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0792" calcext:value-type="float">
            <text:p>7.8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8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0792" calcext:value-type="float">
            <text:p>7.8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8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8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8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6888" calcext:value-type="float">
            <text:p>7.86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8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2984" calcext:value-type="float">
            <text:p>7.8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8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5176" calcext:value-type="float">
            <text:p>7.8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8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8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8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0416" calcext:value-type="float">
            <text:p>7.9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8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956" calcext:value-type="float">
            <text:p>7.9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8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956" calcext:value-type="float">
            <text:p>7.9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8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2608" calcext:value-type="float">
            <text:p>7.9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8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1752" calcext:value-type="float">
            <text:p>7.9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8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6992" calcext:value-type="float">
            <text:p>7.9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8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2232" calcext:value-type="float">
            <text:p>7.9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8-05-22 18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8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052" calcext:value-type="float">
            <text:p>7.9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8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2712" calcext:value-type="float">
            <text:p>7.98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8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8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1" calcext:value-type="float">
            <text:p>8.0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8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0144" calcext:value-type="float">
            <text:p>8.0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8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2336" calcext:value-type="float">
            <text:p>8.0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8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7576" calcext:value-type="float">
            <text:p>8.03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8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9768" calcext:value-type="float">
            <text:p>8.04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8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5008" calcext:value-type="float">
            <text:p>8.06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8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3296" calcext:value-type="float">
            <text:p>8.08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8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1584" calcext:value-type="float">
            <text:p>8.1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8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6824" calcext:value-type="float">
            <text:p>8.1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8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2064" calcext:value-type="float">
            <text:p>8.1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8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0352" calcext:value-type="float">
            <text:p>8.1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8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1688" calcext:value-type="float">
            <text:p>8.17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8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6072" calcext:value-type="float">
            <text:p>8.19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8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6552" calcext:value-type="float">
            <text:p>8.22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8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8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6176" calcext:value-type="float">
            <text:p>8.26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8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8368" calcext:value-type="float">
            <text:p>8.27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8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532" calcext:value-type="float">
            <text:p>8.2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1416" calcext:value-type="float">
            <text:p>8.2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8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8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6656" calcext:value-type="float">
            <text:p>8.2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8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2752" calcext:value-type="float">
            <text:p>8.3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8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1896" calcext:value-type="float">
            <text:p>8.31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8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7136" calcext:value-type="float">
            <text:p>8.3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8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2376" calcext:value-type="float">
            <text:p>8.34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8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3712" calcext:value-type="float">
            <text:p>8.36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8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5048" calcext:value-type="float">
            <text:p>8.38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8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0288" calcext:value-type="float">
            <text:p>8.40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8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6384" calcext:value-type="float">
            <text:p>8.40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8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9432" calcext:value-type="float">
            <text:p>8.40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8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3336" calcext:value-type="float">
            <text:p>8.40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8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3336" calcext:value-type="float">
            <text:p>8.40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8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3336" calcext:value-type="float">
            <text:p>8.40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8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8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4672" calcext:value-type="float">
            <text:p>8.42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8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772" calcext:value-type="float">
            <text:p>8.42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8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8576" calcext:value-type="float">
            <text:p>8.41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8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8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8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9432" calcext:value-type="float">
            <text:p>8.40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8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9432" calcext:value-type="float">
            <text:p>8.40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8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6384" calcext:value-type="float">
            <text:p>8.40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8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3336" calcext:value-type="float">
            <text:p>8.40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8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0288" calcext:value-type="float">
            <text:p>8.40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8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0288" calcext:value-type="float">
            <text:p>8.40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8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724" calcext:value-type="float">
            <text:p>8.39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8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724" calcext:value-type="float">
            <text:p>8.39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8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4192" calcext:value-type="float">
            <text:p>8.39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4192" calcext:value-type="float">
            <text:p>8.39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8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1144" calcext:value-type="float">
            <text:p>8.39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8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1144" calcext:value-type="float">
            <text:p>8.39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8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5048" calcext:value-type="float">
            <text:p>8.38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8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5048" calcext:value-type="float">
            <text:p>8.38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8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8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8952" calcext:value-type="float">
            <text:p>8.37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8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8952" calcext:value-type="float">
            <text:p>8.37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8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5904" calcext:value-type="float">
            <text:p>8.37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8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2856" calcext:value-type="float">
            <text:p>8.37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8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9808" calcext:value-type="float">
            <text:p>8.36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8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676" calcext:value-type="float">
            <text:p>8.36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8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3712" calcext:value-type="float">
            <text:p>8.36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8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0664" calcext:value-type="float">
            <text:p>8.36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8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7616" calcext:value-type="float">
            <text:p>8.35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8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7616" calcext:value-type="float">
            <text:p>8.35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8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4568" calcext:value-type="float">
            <text:p>8.35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8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8472" calcext:value-type="float">
            <text:p>8.34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8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8472" calcext:value-type="float">
            <text:p>8.34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8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8472" calcext:value-type="float">
            <text:p>8.34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8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5424" calcext:value-type="float">
            <text:p>8.34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8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2376" calcext:value-type="float">
            <text:p>8.34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8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3232" calcext:value-type="float">
            <text:p>8.33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8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7136" calcext:value-type="float">
            <text:p>8.3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8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8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1896" calcext:value-type="float">
            <text:p>8.31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8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58" calcext:value-type="float">
            <text:p>8.3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8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58" calcext:value-type="float">
            <text:p>8.3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8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2752" calcext:value-type="float">
            <text:p>8.3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8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9704" calcext:value-type="float">
            <text:p>8.29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8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6656" calcext:value-type="float">
            <text:p>8.2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6656" calcext:value-type="float">
            <text:p>8.2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8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8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3232" calcext:value-type="float">
            <text:p>8.33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8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628" calcext:value-type="float">
            <text:p>8.3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8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2376" calcext:value-type="float">
            <text:p>8.34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8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5424" calcext:value-type="float">
            <text:p>8.34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8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5424" calcext:value-type="float">
            <text:p>8.34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8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5424" calcext:value-type="float">
            <text:p>8.34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8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2376" calcext:value-type="float">
            <text:p>8.34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8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628" calcext:value-type="float">
            <text:p>8.3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8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3232" calcext:value-type="float">
            <text:p>8.33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8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3232" calcext:value-type="float">
            <text:p>8.33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8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0184" calcext:value-type="float">
            <text:p>8.33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8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7136" calcext:value-type="float">
            <text:p>8.3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8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4944" calcext:value-type="float">
            <text:p>8.31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8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8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8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7992" calcext:value-type="float">
            <text:p>8.31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8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1896" calcext:value-type="float">
            <text:p>8.31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8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1896" calcext:value-type="float">
            <text:p>8.31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8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58" calcext:value-type="float">
            <text:p>8.3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8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2752" calcext:value-type="float">
            <text:p>8.3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8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2752" calcext:value-type="float">
            <text:p>8.3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8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6656" calcext:value-type="float">
            <text:p>8.2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8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3608" calcext:value-type="float">
            <text:p>8.29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8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7512" calcext:value-type="float">
            <text:p>8.28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8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7512" calcext:value-type="float">
            <text:p>8.28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8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7512" calcext:value-type="float">
            <text:p>8.28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8368" calcext:value-type="float">
            <text:p>8.27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8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8368" calcext:value-type="float">
            <text:p>8.27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8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8368" calcext:value-type="float">
            <text:p>8.27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8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532" calcext:value-type="float">
            <text:p>8.2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8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2272" calcext:value-type="float">
            <text:p>8.27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8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6176" calcext:value-type="float">
            <text:p>8.26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8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6176" calcext:value-type="float">
            <text:p>8.26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8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3128" calcext:value-type="float">
            <text:p>8.26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8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8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3984" calcext:value-type="float">
            <text:p>8.2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8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0936" calcext:value-type="float">
            <text:p>8.25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8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7888" calcext:value-type="float">
            <text:p>8.24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8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1792" calcext:value-type="float">
            <text:p>8.2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8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1792" calcext:value-type="float">
            <text:p>8.2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8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8744" calcext:value-type="float">
            <text:p>8.23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8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8744" calcext:value-type="float">
            <text:p>8.23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8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5696" calcext:value-type="float">
            <text:p>8.2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8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8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8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6552" calcext:value-type="float">
            <text:p>8.22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8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0456" calcext:value-type="float">
            <text:p>8.22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8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1312" calcext:value-type="float">
            <text:p>8.21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8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1312" calcext:value-type="float">
            <text:p>8.21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8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1312" calcext:value-type="float">
            <text:p>8.21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8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8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5216" calcext:value-type="float">
            <text:p>8.2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8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2168" calcext:value-type="float">
            <text:p>8.2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8-01-04 20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6072" calcext:value-type="float">
            <text:p>8.19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8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6072" calcext:value-type="float">
            <text:p>8.19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8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9976" calcext:value-type="float">
            <text:p>8.18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8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9976" calcext:value-type="float">
            <text:p>8.18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6928" calcext:value-type="float">
            <text:p>8.18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7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388" calcext:value-type="float">
            <text:p>8.18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7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7784" calcext:value-type="float">
            <text:p>8.17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7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4736" calcext:value-type="float">
            <text:p>8.17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7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4736" calcext:value-type="float">
            <text:p>8.17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7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4736" calcext:value-type="float">
            <text:p>8.17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7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7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2544" calcext:value-type="float">
            <text:p>8.1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7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2544" calcext:value-type="float">
            <text:p>8.1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7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6448" calcext:value-type="float">
            <text:p>8.15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7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34" calcext:value-type="float">
            <text:p>8.1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7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34" calcext:value-type="float">
            <text:p>8.1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7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0352" calcext:value-type="float">
            <text:p>8.1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7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1208" calcext:value-type="float">
            <text:p>8.14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7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1208" calcext:value-type="float">
            <text:p>8.14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7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1208" calcext:value-type="float">
            <text:p>8.14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7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5112" calcext:value-type="float">
            <text:p>8.13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7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2064" calcext:value-type="float">
            <text:p>8.1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7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2064" calcext:value-type="float">
            <text:p>8.1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7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5968" calcext:value-type="float">
            <text:p>8.12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7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5968" calcext:value-type="float">
            <text:p>8.12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7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9872" calcext:value-type="float">
            <text:p>8.1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7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9872" calcext:value-type="float">
            <text:p>8.1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7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0728" calcext:value-type="float">
            <text:p>8.11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7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3776" calcext:value-type="float">
            <text:p>8.1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7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0728" calcext:value-type="float">
            <text:p>8.11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7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4632" calcext:value-type="float">
            <text:p>8.1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7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244" calcext:value-type="float">
            <text:p>8.0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7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1584" calcext:value-type="float">
            <text:p>8.1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7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8536" calcext:value-type="float">
            <text:p>8.0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7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5488" calcext:value-type="float">
            <text:p>8.09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5488" calcext:value-type="float">
            <text:p>8.09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7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5488" calcext:value-type="float">
            <text:p>8.09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7-11-28 17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244" calcext:value-type="float">
            <text:p>8.0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6-09-23 15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3296" calcext:value-type="float">
            <text:p>8.08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4-07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1" calcext:value-type="float">
            <text:p>8.0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3-06-07 16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3776" calcext:value-type="float">
            <text:p>8.1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2-08-31 14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8576" calcext:value-type="float">
            <text:p>8.41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1-08-25 19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6344" calcext:value-type="float">
            <text:p>8.08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1-04-08 14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5864" calcext:value-type="float">
            <text:p>8.05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1-01-12 20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2272" calcext:value-type="float">
            <text:p>8.27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744089273001</text:p>
          </table:table-cell>
          <table:table-cell office:value-type="string" calcext:value-type="string">
            <text:p>MQ-17/09E/08-0139</text:p>
          </table:table-cell>
          <table:table-cell office:value-type="string" calcext:value-type="string">
            <text:p>2010-08-17 15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1376" calcext:value-type="float">
            <text:p>7.96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576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6884" meta:object-count="0"/>
    <meta:user-defined meta:name="AppVersion">3.0</meta:user-defined>
  </office:meta>
</office:document-meta>
</file>